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text-properties fo:font-size="15.5pt" style:font-size-asian="15.5pt" style:font-size-complex="15.5pt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P12" style:family="paragraph">
      <loext:graphic-properties draw:fill="none"/>
      <style:text-properties fo:font-size="14.5pt" style:font-size-asian="14.5pt" style:font-size-complex="14.5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2" style:family="text">
      <style:text-properties fo:color="#000000" loext:opacity="100%" style:font-name="Calibri" fo:font-size="10pt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fo:color="#000000" loext:opacity="100%" style:font-name="Calibri" fo:font-size="14pt" fo:font-weight="normal" style:font-size-asian="14pt" style:font-weight-asian="normal" style:font-name-complex="Calibri" style:font-size-complex="14pt" style:font-weight-complex="normal"/>
    </style:style>
    <style:style style:name="T4" style:family="text">
      <style:text-properties fo:color="#000000" loext:opacity="100%" style:font-name="Calibri" fo:font-size="9pt" fo:font-weight="bold" style:font-size-asian="9pt" style:font-weight-asian="bold" style:font-name-complex="Calibri" style:font-size-complex="9pt" style:font-weight-complex="bold"/>
    </style:style>
    <style:style style:name="T5" style:family="text">
      <style:text-properties fo:color="#00000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6" style:family="text">
      <style:text-properties fo:color="#000000" loext:opacity="100%" style:font-name="Calibri" fo:font-size="16pt" fo:font-weight="normal" style:font-size-asian="16pt" style:font-weight-asian="normal" style:font-name-complex="Calibri" style:font-size-complex="16pt" style:font-weight-complex="normal"/>
    </style:style>
    <style:style style:name="T7" style:family="text">
      <style:text-properties fo:color="#000000" loext:opacity="100%"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fo:color="#000000" loext:opacity="100%"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T9" style:family="text">
      <style:text-properties fo:color="#000000" loext:opacity="100%" style:font-name="Calibri" fo:font-size="15.5pt" fo:font-weight="normal" style:font-size-asian="15.5pt" style:font-weight-asian="normal" style:font-name-complex="Calibri" style:font-size-complex="15.5pt" style:font-weight-complex="normal"/>
    </style:style>
    <style:style style:name="T10" style:family="text">
      <style:text-properties fo:color="#000000" loext:opacity="100%" style:font-name="Calibri" fo:font-size="16pt" fo:font-weight="normal" style:font-size-asian="16pt" style:font-weight-asian="normal" style:font-name-complex="Calibri" style:font-size-complex="16pt" style:font-weight-complex="normal" style:text-scale="97%"/>
    </style:style>
    <style:style style:name="T11" style:family="text">
      <style:text-properties fo:color="#000000" loext:opacity="100%" style:font-name="Calibri" fo:font-size="17pt" fo:font-weight="normal" style:font-size-asian="17pt" style:font-weight-asian="normal" style:font-name-complex="Calibri" style:font-size-complex="17pt" style:font-weight-complex="normal"/>
    </style:style>
    <style:style style:name="T12" style:family="text">
      <style:text-properties fo:color="#000000" loext:opacity="100%" style:font-name="Calibri" fo:font-size="14.5pt" fo:font-weight="normal" style:font-size-asian="14.5pt" style:font-weight-asian="normal" style:font-name-complex="Calibri" style:font-size-complex="14.5pt" style:font-weight-complex="normal"/>
    </style:style>
    <style:style style:name="T13" style:family="text">
      <style:text-properties fo:color="#000000" loext:opacity="100%" style:font-name="Calibri" fo:font-size="12pt" fo:font-weight="normal" style:font-size-asian="12pt" style:font-weight-asian="normal" style:font-name-complex="Calib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99cm" svg:height="0.708cm" svg:x="6.75cm" svg:y="2.691cm">
          <draw:text-box>
            <text:p text:style-name="P1"><text:span text:style-name="T1">Project Development Phase </text:span></text:p>
          </draw:text-box>
        </draw:frame>
        <draw:frame draw:style-name="gr1" draw:text-style-name="P2" draw:layer="layout" svg:width="6.238cm" svg:height="0.708cm" svg:x="7.782cm" svg:y="3.546cm">
          <draw:text-box>
            <text:p text:style-name="P1"><text:span text:style-name="T1">Sprint-1 Source code </text:span></text:p>
          </draw:text-box>
        </draw:frame>
        <draw:frame draw:style-name="gr2" draw:text-style-name="P3" draw:layer="layout" svg:width="0.352cm" svg:height="0.352cm" svg:x="2.188cm" svg:y="4.3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188cm" svg:y="4.7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188cm" svg:y="5.21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065cm" svg:height="0.497cm" svg:x="2.603cm" svg:y="5.673cm">
          <draw:text-box>
            <text:p text:style-name="P1"><text:span text:style-name="T3">Date </text:span></text:p>
          </draw:text-box>
        </draw:frame>
        <draw:polygon draw:style-name="gr4" draw:text-style-name="P5" draw:layer="layout" svg:width="0.018cm" svg:height="0.018cm" svg:x="2.39cm" svg:y="5.575cm" svg:viewBox="0 0 19 19" draw:points="0,19 19,19 19,0 0,0">
          <text:p/>
        </draw:polygon>
        <draw:polygon draw:style-name="gr4" draw:text-style-name="P5" draw:layer="layout" svg:width="0.018cm" svg:height="0.018cm" svg:x="2.39cm" svg:y="5.575cm" svg:viewBox="0 0 19 19" draw:points="0,19 19,19 19,0 0,0">
          <text:p/>
        </draw:polygon>
        <draw:polygon draw:style-name="gr4" draw:text-style-name="P5" draw:layer="layout" svg:width="8.082cm" svg:height="0.018cm" svg:x="2.408cm" svg:y="5.575cm" svg:viewBox="0 0 8083 19" draw:points="0,19 8083,19 8083,0 0,0">
          <text:p/>
        </draw:polygon>
        <draw:polygon draw:style-name="gr4" draw:text-style-name="P5" draw:layer="layout" svg:width="0.018cm" svg:height="0.018cm" svg:x="10.49cm" svg:y="5.575cm" svg:viewBox="0 0 19 19" draw:points="0,19 19,19 19,0 0,0">
          <text:p/>
        </draw:polygon>
        <draw:polygon draw:style-name="gr4" draw:text-style-name="P5" draw:layer="layout" svg:width="8.682cm" svg:height="0.018cm" svg:x="10.508cm" svg:y="5.575cm" svg:viewBox="0 0 8683 19" draw:points="0,19 8683,19 8683,0 0,0">
          <text:p/>
        </draw:polygon>
        <draw:polygon draw:style-name="gr4" draw:text-style-name="P5" draw:layer="layout" svg:width="0.018cm" svg:height="0.018cm" svg:x="19.19cm" svg:y="5.575cm" svg:viewBox="0 0 19 19" draw:points="0,19 19,19 19,0 0,0">
          <text:p/>
        </draw:polygon>
        <draw:polygon draw:style-name="gr4" draw:text-style-name="P5" draw:layer="layout" svg:width="0.018cm" svg:height="0.018cm" svg:x="19.19cm" svg:y="5.575cm" svg:viewBox="0 0 19 19" draw:points="0,19 19,19 19,0 0,0">
          <text:p/>
        </draw:polygon>
        <draw:polygon draw:style-name="gr4" draw:text-style-name="P5" draw:layer="layout" svg:width="0.018cm" svg:height="0.6cm" svg:x="2.39cm" svg:y="5.593cm" svg:viewBox="0 0 19 601" draw:points="0,601 19,601 19,0 0,0">
          <text:p/>
        </draw:polygon>
        <draw:polygon draw:style-name="gr4" draw:text-style-name="P5" draw:layer="layout" svg:width="0.018cm" svg:height="0.6cm" svg:x="10.49cm" svg:y="5.593cm" svg:viewBox="0 0 19 601" draw:points="0,601 19,601 19,0 0,0">
          <text:p/>
        </draw:polygon>
        <draw:polygon draw:style-name="gr4" draw:text-style-name="P5" draw:layer="layout" svg:width="0.018cm" svg:height="0.6cm" svg:x="19.19cm" svg:y="5.593cm" svg:viewBox="0 0 19 601" draw:points="0,601 19,601 19,0 0,0">
          <text:p/>
        </draw:polygon>
        <draw:frame draw:style-name="gr3" draw:text-style-name="P4" draw:layer="layout" svg:width="3.956cm" svg:height="0.497cm" svg:x="10.711cm" svg:y="5.673cm">
          <draw:text-box>
            <text:p text:style-name="P1"><text:span text:style-name="T3">01 November 2022 </text:span></text:p>
          </draw:text-box>
        </draw:frame>
        <draw:frame draw:style-name="gr3" draw:text-style-name="P4" draw:layer="layout" svg:width="1.767cm" svg:height="0.497cm" svg:x="2.603cm" svg:y="6.316cm">
          <draw:text-box>
            <text:p text:style-name="P1"><text:span text:style-name="T3">Team ID </text:span></text:p>
          </draw:text-box>
        </draw:frame>
        <draw:polygon draw:style-name="gr4" draw:text-style-name="P5" draw:layer="layout" svg:width="0.018cm" svg:height="0.017cm" svg:x="2.39cm" svg:y="6.193cm" svg:viewBox="0 0 19 18" draw:points="0,18 19,18 19,0 0,0">
          <text:p/>
        </draw:polygon>
        <draw:polygon draw:style-name="gr4" draw:text-style-name="P5" draw:layer="layout" svg:width="8.082cm" svg:height="0.017cm" svg:x="2.408cm" svg:y="6.193cm" svg:viewBox="0 0 8083 18" draw:points="0,18 8083,18 8083,0 0,0">
          <text:p/>
        </draw:polygon>
        <draw:polygon draw:style-name="gr4" draw:text-style-name="P5" draw:layer="layout" svg:width="0.018cm" svg:height="0.017cm" svg:x="10.49cm" svg:y="6.193cm" svg:viewBox="0 0 19 18" draw:points="0,18 19,18 19,0 0,0">
          <text:p/>
        </draw:polygon>
        <draw:polygon draw:style-name="gr4" draw:text-style-name="P5" draw:layer="layout" svg:width="8.682cm" svg:height="0.017cm" svg:x="10.508cm" svg:y="6.193cm" svg:viewBox="0 0 8683 18" draw:points="0,18 8683,18 8683,0 0,0">
          <text:p/>
        </draw:polygon>
        <draw:polygon draw:style-name="gr4" draw:text-style-name="P5" draw:layer="layout" svg:width="0.018cm" svg:height="0.017cm" svg:x="19.19cm" svg:y="6.193cm" svg:viewBox="0 0 19 18" draw:points="0,18 19,18 19,0 0,0">
          <text:p/>
        </draw:polygon>
        <draw:polygon draw:style-name="gr4" draw:text-style-name="P5" draw:layer="layout" svg:width="0.018cm" svg:height="0.715cm" svg:x="2.39cm" svg:y="6.21cm" svg:viewBox="0 0 19 716" draw:points="0,716 19,716 19,0 0,0">
          <text:p/>
        </draw:polygon>
        <draw:polygon draw:style-name="gr4" draw:text-style-name="P5" draw:layer="layout" svg:width="0.018cm" svg:height="0.715cm" svg:x="10.49cm" svg:y="6.21cm" svg:viewBox="0 0 19 716" draw:points="0,716 19,716 19,0 0,0">
          <text:p/>
        </draw:polygon>
        <draw:polygon draw:style-name="gr4" draw:text-style-name="P5" draw:layer="layout" svg:width="0.018cm" svg:height="0.715cm" svg:x="19.19cm" svg:y="6.21cm" svg:viewBox="0 0 19 716" draw:points="0,716 19,716 19,0 0,0">
          <text:p/>
        </draw:polygon>
        <draw:frame draw:style-name="gr3" draw:text-style-name="P4" draw:layer="layout" svg:width="4.269cm" svg:height="0.497cm" svg:x="10.72cm" svg:y="6.325cm">
          <draw:text-box>
            <text:p text:style-name="P1"><text:span text:style-name="T3">PNT2022TMID41170 </text:span></text:p>
          </draw:text-box>
        </draw:frame>
        <draw:frame draw:style-name="gr3" draw:text-style-name="P4" draw:layer="layout" svg:width="2.847cm" svg:height="0.497cm" svg:x="2.603cm" svg:y="7.05cm">
          <draw:text-box>
            <text:p text:style-name="P1"><text:span text:style-name="T3">Project Name </text:span></text:p>
          </draw:text-box>
        </draw:frame>
        <draw:frame draw:style-name="gr3" draw:text-style-name="P4" draw:layer="layout" svg:width="7.948cm" svg:height="0.497cm" svg:x="10.711cm" svg:y="7.05cm">
          <draw:text-box>
            <text:p text:style-name="P1"><text:span text:style-name="T3">VirtualEye <text:s/>- Life <text:s/>Guard <text:s/>for <text:s/>Swimming </text:span></text:p>
          </draw:text-box>
        </draw:frame>
        <draw:polygon draw:style-name="gr4" draw:text-style-name="P5" draw:layer="layout" svg:width="0.018cm" svg:height="0.017cm" svg:x="2.39cm" svg:y="6.926cm" svg:viewBox="0 0 19 18" draw:points="0,18 19,18 19,0 0,0">
          <text:p/>
        </draw:polygon>
        <draw:polygon draw:style-name="gr4" draw:text-style-name="P5" draw:layer="layout" svg:width="8.082cm" svg:height="0.017cm" svg:x="2.408cm" svg:y="6.926cm" svg:viewBox="0 0 8083 18" draw:points="0,18 8083,18 8083,0 0,0">
          <text:p/>
        </draw:polygon>
        <draw:polygon draw:style-name="gr4" draw:text-style-name="P5" draw:layer="layout" svg:width="0.018cm" svg:height="0.017cm" svg:x="10.49cm" svg:y="6.926cm" svg:viewBox="0 0 19 18" draw:points="0,18 19,18 19,0 0,0">
          <text:p/>
        </draw:polygon>
        <draw:polygon draw:style-name="gr4" draw:text-style-name="P5" draw:layer="layout" svg:width="8.682cm" svg:height="0.017cm" svg:x="10.508cm" svg:y="6.926cm" svg:viewBox="0 0 8683 18" draw:points="0,18 8683,18 8683,0 0,0">
          <text:p/>
        </draw:polygon>
        <draw:polygon draw:style-name="gr4" draw:text-style-name="P5" draw:layer="layout" svg:width="0.018cm" svg:height="0.017cm" svg:x="19.19cm" svg:y="6.926cm" svg:viewBox="0 0 19 18" draw:points="0,18 19,18 19,0 0,0">
          <text:p/>
        </draw:polygon>
        <draw:polygon draw:style-name="gr4" draw:text-style-name="P5" draw:layer="layout" svg:width="0.018cm" svg:height="1.208cm" svg:x="2.39cm" svg:y="6.943cm" svg:viewBox="0 0 19 1209" draw:points="0,1209 19,1209 19,0 0,0">
          <text:p/>
        </draw:polygon>
        <draw:polygon draw:style-name="gr4" draw:text-style-name="P5" draw:layer="layout" svg:width="0.018cm" svg:height="1.208cm" svg:x="10.49cm" svg:y="6.943cm" svg:viewBox="0 0 19 1209" draw:points="0,1209 19,1209 19,0 0,0">
          <text:p/>
        </draw:polygon>
        <draw:polygon draw:style-name="gr4" draw:text-style-name="P5" draw:layer="layout" svg:width="0.018cm" svg:height="1.208cm" svg:x="19.19cm" svg:y="6.943cm" svg:viewBox="0 0 19 1209" draw:points="0,1209 19,1209 19,0 0,0">
          <text:p/>
        </draw:polygon>
        <draw:frame draw:style-name="gr3" draw:text-style-name="P4" draw:layer="layout" svg:width="6.602cm" svg:height="0.497cm" svg:x="10.711cm" svg:y="7.632cm">
          <draw:text-box>
            <text:p text:style-name="P1"><text:span text:style-name="T3">Pools to Detect Active Drowning </text:span></text:p>
          </draw:text-box>
        </draw:frame>
        <draw:frame draw:style-name="gr3" draw:text-style-name="P4" draw:layer="layout" svg:width="3.511cm" svg:height="0.497cm" svg:x="2.603cm" svg:y="8.275cm">
          <draw:text-box>
            <text:p text:style-name="P1"><text:span text:style-name="T3">Maximum Marks </text:span></text:p>
          </draw:text-box>
        </draw:frame>
        <draw:polygon draw:style-name="gr4" draw:text-style-name="P5" draw:layer="layout" svg:width="0.018cm" svg:height="0.019cm" svg:x="2.39cm" svg:y="8.151cm" svg:viewBox="0 0 19 20" draw:points="0,20 19,20 19,0 0,0">
          <text:p/>
        </draw:polygon>
        <draw:polygon draw:style-name="gr4" draw:text-style-name="P5" draw:layer="layout" svg:width="8.082cm" svg:height="0.019cm" svg:x="2.408cm" svg:y="8.151cm" svg:viewBox="0 0 8083 20" draw:points="0,20 8083,20 8083,0 0,0">
          <text:p/>
        </draw:polygon>
        <draw:polygon draw:style-name="gr4" draw:text-style-name="P5" draw:layer="layout" svg:width="0.018cm" svg:height="0.019cm" svg:x="10.49cm" svg:y="8.151cm" svg:viewBox="0 0 19 20" draw:points="0,20 19,20 19,0 0,0">
          <text:p/>
        </draw:polygon>
        <draw:polygon draw:style-name="gr4" draw:text-style-name="P5" draw:layer="layout" svg:width="8.682cm" svg:height="0.019cm" svg:x="10.508cm" svg:y="8.151cm" svg:viewBox="0 0 8683 20" draw:points="0,20 8683,20 8683,0 0,0">
          <text:p/>
        </draw:polygon>
        <draw:polygon draw:style-name="gr4" draw:text-style-name="P5" draw:layer="layout" svg:width="0.018cm" svg:height="0.019cm" svg:x="19.19cm" svg:y="8.151cm" svg:viewBox="0 0 19 20" draw:points="0,20 19,20 19,0 0,0">
          <text:p/>
        </draw:polygon>
        <draw:polygon draw:style-name="gr4" draw:text-style-name="P5" draw:layer="layout" svg:width="0.018cm" svg:height="0.803cm" svg:x="2.39cm" svg:y="8.169cm" svg:viewBox="0 0 19 804" draw:points="0,804 19,804 19,0 0,0">
          <text:p/>
        </draw:polygon>
        <draw:polygon draw:style-name="gr4" draw:text-style-name="P5" draw:layer="layout" svg:width="0.018cm" svg:height="0.017cm" svg:x="2.39cm" svg:y="8.972cm" svg:viewBox="0 0 19 18" draw:points="0,18 19,18 19,0 0,0">
          <text:p/>
        </draw:polygon>
        <draw:polygon draw:style-name="gr4" draw:text-style-name="P5" draw:layer="layout" svg:width="0.018cm" svg:height="0.017cm" svg:x="2.39cm" svg:y="8.972cm" svg:viewBox="0 0 19 18" draw:points="0,18 19,18 19,0 0,0">
          <text:p/>
        </draw:polygon>
        <draw:polygon draw:style-name="gr4" draw:text-style-name="P5" draw:layer="layout" svg:width="8.082cm" svg:height="0.017cm" svg:x="2.408cm" svg:y="8.972cm" svg:viewBox="0 0 8083 18" draw:points="0,18 8083,18 8083,0 0,0">
          <text:p/>
        </draw:polygon>
        <draw:polygon draw:style-name="gr4" draw:text-style-name="P5" draw:layer="layout" svg:width="0.018cm" svg:height="0.803cm" svg:x="10.49cm" svg:y="8.169cm" svg:viewBox="0 0 19 804" draw:points="0,804 19,804 19,0 0,0">
          <text:p/>
        </draw:polygon>
        <draw:polygon draw:style-name="gr4" draw:text-style-name="P5" draw:layer="layout" svg:width="0.018cm" svg:height="0.017cm" svg:x="10.49cm" svg:y="8.972cm" svg:viewBox="0 0 19 18" draw:points="0,18 19,18 19,0 0,0">
          <text:p/>
        </draw:polygon>
        <draw:polygon draw:style-name="gr4" draw:text-style-name="P5" draw:layer="layout" svg:width="8.682cm" svg:height="0.017cm" svg:x="10.508cm" svg:y="8.972cm" svg:viewBox="0 0 8683 18" draw:points="0,18 8683,18 8683,0 0,0">
          <text:p/>
        </draw:polygon>
        <draw:polygon draw:style-name="gr4" draw:text-style-name="P5" draw:layer="layout" svg:width="0.018cm" svg:height="0.803cm" svg:x="19.19cm" svg:y="8.169cm" svg:viewBox="0 0 19 804" draw:points="0,804 19,804 19,0 0,0">
          <text:p/>
        </draw:polygon>
        <draw:polygon draw:style-name="gr4" draw:text-style-name="P5" draw:layer="layout" svg:width="0.018cm" svg:height="0.017cm" svg:x="19.19cm" svg:y="8.972cm" svg:viewBox="0 0 19 18" draw:points="0,18 19,18 19,0 0,0">
          <text:p/>
        </draw:polygon>
        <draw:polygon draw:style-name="gr4" draw:text-style-name="P5" draw:layer="layout" svg:width="0.018cm" svg:height="0.017cm" svg:x="19.19cm" svg:y="8.972cm" svg:viewBox="0 0 19 18" draw:points="0,18 19,18 19,0 0,0">
          <text:p/>
        </draw:polygon>
        <draw:frame draw:style-name="gr3" draw:text-style-name="P4" draw:layer="layout" svg:width="1.725cm" svg:height="0.497cm" svg:x="10.711cm" svg:y="8.275cm">
          <draw:text-box>
            <text:p text:style-name="P1"><text:span text:style-name="T3">8 Marks </text:span></text:p>
          </draw:text-box>
        </draw:frame>
        <draw:frame draw:style-name="gr5" draw:text-style-name="P6" draw:layer="layout" svg:width="0.317cm" svg:height="0.319cm" svg:x="2.188cm" svg:y="9.05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2.953cm" svg:height="0.64cm" svg:x="3.177cm" svg:y="9.555cm">
          <draw:text-box>
            <text:p text:style-name="P1"><text:span text:style-name="T5">Login.html </text:span></text:p>
          </draw:text-box>
        </draw:frame>
        <draw:frame draw:style-name="gr7" draw:text-style-name="P8" draw:layer="layout" svg:width="4.201cm" svg:height="0.564cm" svg:x="3.177cm" svg:y="10.763cm">
          <draw:text-box>
            <text:p text:style-name="P1"><text:span text:style-name="T6">&lt;!DOCTYPE html&gt; </text:span></text:p>
          </draw:text-box>
        </draw:frame>
        <draw:frame draw:style-name="gr7" draw:text-style-name="P8" draw:layer="layout" svg:width="1.882cm" svg:height="0.564cm" svg:x="3.177cm" svg:y="11.451cm">
          <draw:text-box>
            <text:p text:style-name="P1"><text:span text:style-name="T6">&lt;html &gt; </text:span></text:p>
          </draw:text-box>
        </draw:frame>
        <draw:frame draw:style-name="gr7" draw:text-style-name="P8" draw:layer="layout" svg:width="0.563cm" svg:height="0.564cm" svg:x="2.188cm" svg:y="12.1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831cm" svg:height="0.564cm" svg:x="3.177cm" svg:y="12.837cm">
          <draw:text-box>
            <text:p text:style-name="P1"><text:span text:style-name="T6">&lt;head&gt; </text:span></text:p>
          </draw:text-box>
        </draw:frame>
        <draw:frame draw:style-name="gr7" draw:text-style-name="P8" draw:layer="layout" svg:width="5.772cm" svg:height="0.564cm" svg:x="3.433cm" svg:y="13.524cm">
          <draw:text-box>
            <text:p text:style-name="P1"><text:span text:style-name="T6">&lt;meta charset="UTF-8"&gt; </text:span></text:p>
          </draw:text-box>
        </draw:frame>
        <draw:frame draw:style-name="gr7" draw:text-style-name="P8" draw:layer="layout" svg:width="14.488cm" svg:height="0.564cm" svg:x="3.433cm" svg:y="14.204cm">
          <draw:text-box>
            <text:p text:style-name="P1"><text:span text:style-name="T6">&lt;meta name="viewport" content="width=device-width, initial- </text:span></text:p>
          </draw:text-box>
        </draw:frame>
        <draw:frame draw:style-name="gr7" draw:text-style-name="P8" draw:layer="layout" svg:width="2.335cm" svg:height="0.564cm" svg:x="3.177cm" svg:y="14.901cm">
          <draw:text-box>
            <text:p text:style-name="P1"><text:span text:style-name="T6">scale=1"&gt; </text:span></text:p>
          </draw:text-box>
        </draw:frame>
        <draw:frame draw:style-name="gr7" draw:text-style-name="P8" draw:layer="layout" svg:width="5.759cm" svg:height="0.564cm" svg:x="3.433cm" svg:y="15.598cm">
          <draw:text-box>
            <text:p text:style-name="P1"><text:span text:style-name="T6">&lt;title&gt;Virtual Eye&lt;/title&gt; </text:span></text:p>
          </draw:text-box>
        </draw:frame>
        <draw:frame draw:style-name="gr7" draw:text-style-name="P8" draw:layer="layout" svg:width="14.078cm" svg:height="0.564cm" svg:x="3.433cm" svg:y="16.277cm">
          <draw:text-box>
            <text:p text:style-name="P1"><text:span text:style-name="T6">&lt;link href='https://fonts.googleapis.com/css?family=Pacifico' </text:span></text:p>
          </draw:text-box>
        </draw:frame>
        <draw:frame draw:style-name="gr7" draw:text-style-name="P8" draw:layer="layout" svg:width="7.351cm" svg:height="0.564cm" svg:x="3.177cm" svg:y="16.965cm">
          <draw:text-box>
            <text:p text:style-name="P1"><text:span text:style-name="T6">rel='stylesheet' type='text/css'&gt; </text:span></text:p>
          </draw:text-box>
        </draw:frame>
        <draw:frame draw:style-name="gr7" draw:text-style-name="P8" draw:layer="layout" svg:width="13.714cm" svg:height="0.564cm" svg:x="3.177cm" svg:y="17.654cm">
          <draw:text-box>
            <text:p text:style-name="P1"><text:span text:style-name="T6">&lt;link href='https://fonts.googleapis.com/css?family=Arimo' </text:span></text:p>
          </draw:text-box>
        </draw:frame>
        <draw:frame draw:style-name="gr7" draw:text-style-name="P8" draw:layer="layout" svg:width="7.351cm" svg:height="0.564cm" svg:x="3.177cm" svg:y="18.342cm">
          <draw:text-box>
            <text:p text:style-name="P1"><text:span text:style-name="T6">rel='stylesheet' type='text/css'&gt; </text:span></text:p>
          </draw:text-box>
        </draw:frame>
        <draw:frame draw:style-name="gr7" draw:text-style-name="P8" draw:layer="layout" svg:width="14.395cm" svg:height="0.564cm" svg:x="3.177cm" svg:y="19.03cm">
          <draw:text-box>
            <text:p text:style-name="P1"><text:span text:style-name="T6">&lt;link href='https://fonts.googleapis.com/css?family=Hind:300' </text:span></text:p>
          </draw:text-box>
        </draw:frame>
        <draw:frame draw:style-name="gr7" draw:text-style-name="P8" draw:layer="layout" svg:width="7.351cm" svg:height="0.564cm" svg:x="3.177cm" svg:y="19.726cm">
          <draw:text-box>
            <text:p text:style-name="P1"><text:span text:style-name="T6">rel='stylesheet' type='text/css'&gt; </text:span></text:p>
          </draw:text-box>
        </draw:frame>
        <draw:frame draw:style-name="gr7" draw:text-style-name="P8" draw:layer="layout" svg:width="1.221cm" svg:height="0.564cm" svg:x="3.177cm" svg:y="20.415cm">
          <draw:text-box>
            <text:p text:style-name="P1"><text:span text:style-name="T6">&lt;link </text:span></text:p>
          </draw:text-box>
        </draw:frame>
        <draw:frame draw:style-name="gr7" draw:text-style-name="P8" draw:layer="layout" svg:width="15.293cm" svg:height="0.564cm" svg:x="3.177cm" svg:y="21.103cm">
          <draw:text-box>
            <text:p text:style-name="P1"><text:span text:style-name="T6">href='https://fonts.googleapis.com/css?family=Open+Sans+Conde </text:span></text:p>
          </draw:text-box>
        </draw:frame>
        <draw:frame draw:style-name="gr7" draw:text-style-name="P8" draw:layer="layout" svg:width="9.696cm" svg:height="0.564cm" svg:x="3.177cm" svg:y="21.791cm">
          <draw:text-box>
            <text:p text:style-name="P1"><text:span text:style-name="T6">nsed:300' rel='stylesheet' type='text/css'&gt; </text:span></text:p>
          </draw:text-box>
        </draw:frame>
        <draw:frame draw:style-name="gr7" draw:text-style-name="P8" draw:layer="layout" svg:width="10.615cm" svg:height="0.564cm" svg:x="3.177cm" svg:y="22.479cm">
          <draw:text-box>
            <text:p text:style-name="P1"><text:span text:style-name="T6">&lt;!link rel="stylesheet" href="{{ url_for('static', </text:span></text:p>
          </draw:text-box>
        </draw:frame>
        <draw:frame draw:style-name="gr7" draw:text-style-name="P8" draw:layer="layout" svg:width="6.602cm" svg:height="0.564cm" svg:x="3.177cm" svg:y="23.167cm">
          <draw:text-box>
            <text:p text:style-name="P1"><text:span text:style-name="T6">filename='css/style.css') }}"&gt; </text:span></text:p>
          </draw:text-box>
        </draw:frame>
      </draw:page>
      <draw:page draw:name="page2" draw:style-name="dp1" draw:master-page-name="master-page38">
        <draw:frame draw:style-name="gr7" draw:text-style-name="P8" draw:layer="layout" svg:width="1.221cm" svg:height="0.564cm" svg:x="3.177cm" svg:y="2.656cm">
          <draw:text-box>
            <text:p text:style-name="P1"><text:span text:style-name="T6">&lt;link </text:span></text:p>
          </draw:text-box>
        </draw:frame>
        <draw:frame draw:style-name="gr7" draw:text-style-name="P8" draw:layer="layout" svg:width="14.294cm" svg:height="0.564cm" svg:x="3.177cm" svg:y="3.344cm">
          <draw:text-box>
            <text:p text:style-name="P1"><text:span text:style-name="T6">href='https://fonts.googleapis.com/css?family=Merriweather' </text:span></text:p>
          </draw:text-box>
        </draw:frame>
        <draw:frame draw:style-name="gr7" draw:text-style-name="P8" draw:layer="layout" svg:width="3.88cm" svg:height="0.564cm" svg:x="3.177cm" svg:y="4.032cm">
          <draw:text-box>
            <text:p text:style-name="P1"><text:span text:style-name="T6">rel='stylesheet'&gt; </text:span></text:p>
          </draw:text-box>
        </draw:frame>
        <draw:frame draw:style-name="gr7" draw:text-style-name="P8" draw:layer="layout" svg:width="15.056cm" svg:height="0.564cm" svg:x="3.177cm" svg:y="4.729cm">
          <draw:text-box>
            <text:p text:style-name="P1"><text:span text:style-name="T6">&lt;link href='https://fonts.googleapis.com/css?family=Josefin Sans' </text:span></text:p>
          </draw:text-box>
        </draw:frame>
        <draw:frame draw:style-name="gr7" draw:text-style-name="P8" draw:layer="layout" svg:width="3.88cm" svg:height="0.564cm" svg:x="3.177cm" svg:y="5.417cm">
          <draw:text-box>
            <text:p text:style-name="P1"><text:span text:style-name="T6">rel='stylesheet'&gt; </text:span></text:p>
          </draw:text-box>
        </draw:frame>
        <draw:frame draw:style-name="gr7" draw:text-style-name="P8" draw:layer="layout" svg:width="14.933cm" svg:height="0.564cm" svg:x="3.177cm" svg:y="6.105cm">
          <draw:text-box>
            <text:p text:style-name="P1"><text:span text:style-name="T6">&lt;link href='https://fonts.googleapis.com/css?family=Montserrat' </text:span></text:p>
          </draw:text-box>
        </draw:frame>
        <draw:frame draw:style-name="gr7" draw:text-style-name="P8" draw:layer="layout" svg:width="3.88cm" svg:height="0.564cm" svg:x="3.177cm" svg:y="6.794cm">
          <draw:text-box>
            <text:p text:style-name="P1"><text:span text:style-name="T6">rel='stylesheet'&gt; </text:span></text:p>
          </draw:text-box>
        </draw:frame>
        <draw:frame draw:style-name="gr2" draw:text-style-name="P3" draw:layer="layout" svg:width="0.352cm" svg:height="0.352cm" svg:x="2.188cm" svg:y="7.43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52cm" svg:height="0.352cm" svg:x="2.188cm" svg:y="7.87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0.369cm" svg:height="0.369cm" svg:x="2.188cm" svg:y="8.30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.763cm" svg:height="0.564cm" svg:x="3.177cm" svg:y="8.858cm">
          <draw:text-box>
            <text:p text:style-name="P1"><text:span text:style-name="T6">&lt;style&gt; </text:span></text:p>
          </draw:text-box>
        </draw:frame>
        <draw:frame draw:style-name="gr7" draw:text-style-name="P8" draw:layer="layout" svg:width="2.195cm" svg:height="0.564cm" svg:x="3.177cm" svg:y="9.546cm">
          <draw:text-box>
            <text:p text:style-name="P1"><text:span text:style-name="T6">.header { </text:span></text:p>
          </draw:text-box>
        </draw:frame>
        <draw:frame draw:style-name="gr7" draw:text-style-name="P8" draw:layer="layout" svg:width="0.563cm" svg:height="0.564cm" svg:x="2.188cm" svg:y="10.23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0.92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1.61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2.307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2.99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3.68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4.37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5.0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5.748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6.43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7.13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7.82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8.50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9.197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9.898cm">
          <draw:text-box>
            <text:p text:style-name="P1"><text:span text:style-name="T9"><text:s/></text:span></text:p>
          </draw:text-box>
        </draw:frame>
        <draw:frame draw:style-name="gr10" draw:text-style-name="P8" draw:layer="layout" svg:width="0.546cm" svg:height="0.564cm" svg:x="5.718cm" svg:y="20.57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5.894cm" svg:y="20.57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182cm" svg:height="0.564cm" svg:x="3.177cm" svg:y="21.262cm">
          <draw:text-box>
            <text:p text:style-name="P1"><text:span text:style-name="T6">.topnav { </text:span></text:p>
          </draw:text-box>
        </draw:frame>
        <draw:frame draw:style-name="gr7" draw:text-style-name="P8" draw:layer="layout" svg:width="0.563cm" svg:height="0.564cm" svg:x="6cm" svg:y="8.796cm">
          <draw:text-box>
            <text:p text:style-name="P1"><text:span text:style-name="T6"><text:s/></text:span></text:p>
          </draw:text-box>
        </draw:frame>
        <draw:frame draw:style-name="gr11" draw:text-style-name="P11" draw:layer="layout" svg:width="0.599cm" svg:height="0.606cm" svg:x="6cm" svg:y="9.51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501cm" svg:height="0.564cm" svg:x="6.988cm" svg:y="10.234cm">
          <draw:text-box>
            <text:p text:style-name="P1"><text:span text:style-name="T6">top:0; </text:span></text:p>
          </draw:text-box>
        </draw:frame>
        <draw:frame draw:style-name="gr7" draw:text-style-name="P8" draw:layer="layout" svg:width="2.868cm" svg:height="0.564cm" svg:x="6.988cm" svg:y="10.922cm">
          <draw:text-box>
            <text:p text:style-name="P1"><text:span text:style-name="T6">margin:0px; </text:span></text:p>
          </draw:text-box>
        </draw:frame>
        <draw:frame draw:style-name="gr7" draw:text-style-name="P8" draw:layer="layout" svg:width="2.144cm" svg:height="0.564cm" svg:x="6.988cm" svg:y="11.619cm">
          <draw:text-box>
            <text:p text:style-name="P1"><text:span text:style-name="T6">left: 0px; </text:span></text:p>
          </draw:text-box>
        </draw:frame>
        <draw:frame draw:style-name="gr7" draw:text-style-name="P8" draw:layer="layout" svg:width="2.466cm" svg:height="0.564cm" svg:x="6.988cm" svg:y="12.307cm">
          <draw:text-box>
            <text:p text:style-name="P1"><text:span text:style-name="T6">right: 0px; </text:span></text:p>
          </draw:text-box>
        </draw:frame>
        <draw:frame draw:style-name="gr7" draw:text-style-name="P8" draw:layer="layout" svg:width="3.528cm" svg:height="0.564cm" svg:x="6.988cm" svg:y="12.995cm">
          <draw:text-box>
            <text:p text:style-name="P1"><text:span text:style-name="T6">position: fixed; </text:span></text:p>
          </draw:text-box>
        </draw:frame>
        <draw:frame draw:style-name="gr7" draw:text-style-name="P8" draw:layer="layout" svg:width="6.53cm" svg:height="0.564cm" svg:x="6.988cm" svg:y="13.683cm">
          <draw:text-box>
            <text:p text:style-name="P1"><text:span text:style-name="T6">background-color: #28272c; </text:span></text:p>
          </draw:text-box>
        </draw:frame>
        <draw:frame draw:style-name="gr7" draw:text-style-name="P8" draw:layer="layout" svg:width="3.016cm" svg:height="0.564cm" svg:x="6.988cm" svg:y="14.371cm">
          <draw:text-box>
            <text:p text:style-name="P1"><text:span text:style-name="T6">color: white; </text:span></text:p>
          </draw:text-box>
        </draw:frame>
        <draw:frame draw:style-name="gr7" draw:text-style-name="P8" draw:layer="layout" svg:width="7.207cm" svg:height="0.564cm" svg:x="6.988cm" svg:y="15.06cm">
          <draw:text-box>
            <text:p text:style-name="P1"><text:span text:style-name="T6">box-shadow: 0px 8px 4px grey; </text:span></text:p>
          </draw:text-box>
        </draw:frame>
        <draw:frame draw:style-name="gr7" draw:text-style-name="P8" draw:layer="layout" svg:width="4.176cm" svg:height="0.564cm" svg:x="6.988cm" svg:y="15.757cm">
          <draw:text-box>
            <text:p text:style-name="P1"><text:span text:style-name="T6">overflow: hidden; </text:span></text:p>
          </draw:text-box>
        </draw:frame>
        <draw:frame draw:style-name="gr7" draw:text-style-name="P8" draw:layer="layout" svg:width="4.328cm" svg:height="0.564cm" svg:x="6.988cm" svg:y="16.445cm">
          <draw:text-box>
            <text:p text:style-name="P1"><text:span text:style-name="T6">padding-left:20px; </text:span></text:p>
          </draw:text-box>
        </draw:frame>
        <draw:frame draw:style-name="gr7" draw:text-style-name="P8" draw:layer="layout" svg:width="6.085cm" svg:height="0.564cm" svg:x="6.988cm" svg:y="17.133cm">
          <draw:text-box>
            <text:p text:style-name="P1"><text:span text:style-name="T6">font-family: 'Josefin Sans'; </text:span></text:p>
          </draw:text-box>
        </draw:frame>
        <draw:frame draw:style-name="gr7" draw:text-style-name="P8" draw:layer="layout" svg:width="3.486cm" svg:height="0.564cm" svg:x="6.988cm" svg:y="17.821cm">
          <draw:text-box>
            <text:p text:style-name="P1"><text:span text:style-name="T6">font-size: 2vw; </text:span></text:p>
          </draw:text-box>
        </draw:frame>
        <draw:frame draw:style-name="gr7" draw:text-style-name="P8" draw:layer="layout" svg:width="3.13cm" svg:height="0.564cm" svg:x="6.988cm" svg:y="18.509cm">
          <draw:text-box>
            <text:p text:style-name="P1"><text:span text:style-name="T6">width: 100%; </text:span></text:p>
          </draw:text-box>
        </draw:frame>
        <draw:frame draw:style-name="gr7" draw:text-style-name="P8" draw:layer="layout" svg:width="2.58cm" svg:height="0.564cm" svg:x="6.988cm" svg:y="19.197cm">
          <draw:text-box>
            <text:p text:style-name="P1"><text:span text:style-name="T6">height:8%; </text:span></text:p>
          </draw:text-box>
        </draw:frame>
        <draw:frame draw:style-name="gr7" draw:text-style-name="P8" draw:layer="layout" svg:width="4.214cm" svg:height="0.564cm" svg:x="6.988cm" svg:y="19.894cm">
          <draw:text-box>
            <text:p text:style-name="P1"><text:span text:style-name="T6">text-align: center; </text:span></text:p>
          </draw:text-box>
        </draw:frame>
        <draw:frame draw:style-name="gr7" draw:text-style-name="P8" draw:layer="layout" svg:width="4.176cm" svg:height="0.564cm" svg:x="3.433cm" svg:y="21.95cm">
          <draw:text-box>
            <text:p text:style-name="P1"><text:span text:style-name="T6">overflow: hidden; </text:span></text:p>
          </draw:text-box>
        </draw:frame>
        <draw:frame draw:style-name="gr7" draw:text-style-name="P8" draw:layer="layout" svg:width="5.725cm" svg:height="0.564cm" svg:x="3.433cm" svg:y="22.647cm">
          <draw:text-box>
            <text:p text:style-name="P1"><text:span text:style-name="T6">background-color: #333; </text:span></text:p>
          </draw:text-box>
        </draw:frame>
        <draw:frame draw:style-name="gr10" draw:text-style-name="P8" draw:layer="layout" svg:width="0.546cm" svg:height="0.564cm" svg:x="3.177cm" svg:y="23.34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3.344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0.511cm" svg:height="0.513cm" svg:x="2.188cm" svg:y="24.0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833cm" svg:height="0.564cm" svg:x="3.177cm" svg:y="24.711cm">
          <draw:text-box>
            <text:p text:style-name="P1"><text:span text:style-name="T6">.topnav-right a { </text:span></text:p>
          </draw:text-box>
        </draw:frame>
      </draw:page>
      <draw:page draw:name="page3" draw:style-name="dp1" draw:master-page-name="master-page61">
        <draw:frame draw:style-name="gr7" draw:text-style-name="P8" draw:layer="layout" svg:width="2.373cm" svg:height="0.564cm" svg:x="3.433cm" svg:y="2.656cm">
          <draw:text-box>
            <text:p text:style-name="P1"><text:span text:style-name="T6">float: left; </text:span></text:p>
          </draw:text-box>
        </draw:frame>
        <draw:frame draw:style-name="gr7" draw:text-style-name="P8" draw:layer="layout" svg:width="3.368cm" svg:height="0.564cm" svg:x="3.433cm" svg:y="3.344cm">
          <draw:text-box>
            <text:p text:style-name="P1"><text:span text:style-name="T6">color: #f2f2f2; </text:span></text:p>
          </draw:text-box>
        </draw:frame>
        <draw:frame draw:style-name="gr7" draw:text-style-name="P8" draw:layer="layout" svg:width="4.214cm" svg:height="0.564cm" svg:x="3.433cm" svg:y="4.032cm">
          <draw:text-box>
            <text:p text:style-name="P1"><text:span text:style-name="T6">text-align: center; </text:span></text:p>
          </draw:text-box>
        </draw:frame>
        <draw:frame draw:style-name="gr7" draw:text-style-name="P8" draw:layer="layout" svg:width="4.76cm" svg:height="0.564cm" svg:x="3.433cm" svg:y="4.729cm">
          <draw:text-box>
            <text:p text:style-name="P1"><text:span text:style-name="T6">padding: 14px 16px; </text:span></text:p>
          </draw:text-box>
        </draw:frame>
        <draw:frame draw:style-name="gr7" draw:text-style-name="P8" draw:layer="layout" svg:width="5.289cm" svg:height="0.564cm" svg:x="3.433cm" svg:y="5.417cm">
          <draw:text-box>
            <text:p text:style-name="P1"><text:span text:style-name="T6">text-decoration: none; </text:span></text:p>
          </draw:text-box>
        </draw:frame>
        <draw:frame draw:style-name="gr7" draw:text-style-name="P8" draw:layer="layout" svg:width="3.655cm" svg:height="0.564cm" svg:x="3.433cm" svg:y="6.105cm">
          <draw:text-box>
            <text:p text:style-name="P1"><text:span text:style-name="T6">font-size: 18px; </text:span></text:p>
          </draw:text-box>
        </draw:frame>
        <draw:frame draw:style-name="gr10" draw:text-style-name="P8" draw:layer="layout" svg:width="0.546cm" svg:height="0.564cm" svg:x="3.177cm" svg:y="6.79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6.794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0.511cm" svg:height="0.513cm" svg:x="2.188cm" svg:y="7.468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5.306cm" svg:height="0.564cm" svg:x="3.177cm" svg:y="8.17cm">
          <draw:text-box>
            <text:p text:style-name="P1"><text:span text:style-name="T6">.topnav-right a:hover { </text:span></text:p>
          </draw:text-box>
        </draw:frame>
        <draw:frame draw:style-name="gr7" draw:text-style-name="P8" draw:layer="layout" svg:width="5.764cm" svg:height="0.564cm" svg:x="3.433cm" svg:y="8.858cm">
          <draw:text-box>
            <text:p text:style-name="P1"><text:span text:style-name="T6">background-color: #ddd; </text:span></text:p>
          </draw:text-box>
        </draw:frame>
        <draw:frame draw:style-name="gr7" draw:text-style-name="P8" draw:layer="layout" svg:width="2.906cm" svg:height="0.564cm" svg:x="3.433cm" svg:y="9.546cm">
          <draw:text-box>
            <text:p text:style-name="P1"><text:span text:style-name="T6">color: black; </text:span></text:p>
          </draw:text-box>
        </draw:frame>
        <draw:frame draw:style-name="gr10" draw:text-style-name="P8" draw:layer="layout" svg:width="0.546cm" svg:height="0.564cm" svg:x="3.177cm" svg:y="10.23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0.234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0.93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332cm" svg:height="0.564cm" svg:x="3.177cm" svg:y="11.61cm">
          <draw:text-box>
            <text:p text:style-name="P1"><text:span text:style-name="T6">.topnav-right a.active { </text:span></text:p>
          </draw:text-box>
        </draw:frame>
        <draw:frame draw:style-name="gr7" draw:text-style-name="P8" draw:layer="layout" svg:width="6.576cm" svg:height="0.564cm" svg:x="3.433cm" svg:y="12.307cm">
          <draw:text-box>
            <text:p text:style-name="P1"><text:span text:style-name="T6">background-color: #565961; </text:span></text:p>
          </draw:text-box>
        </draw:frame>
        <draw:frame draw:style-name="gr7" draw:text-style-name="P8" draw:layer="layout" svg:width="3.016cm" svg:height="0.564cm" svg:x="3.433cm" svg:y="12.995cm">
          <draw:text-box>
            <text:p text:style-name="P1"><text:span text:style-name="T6">color: white; </text:span></text:p>
          </draw:text-box>
        </draw:frame>
        <draw:frame draw:style-name="gr10" draw:text-style-name="P8" draw:layer="layout" svg:width="0.546cm" svg:height="0.564cm" svg:x="3.177cm" svg:y="13.68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3.68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4.38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435cm" svg:height="0.564cm" svg:x="3.177cm" svg:y="15.06cm">
          <draw:text-box>
            <text:p text:style-name="P1"><text:span text:style-name="T6">.topnav-right { </text:span></text:p>
          </draw:text-box>
        </draw:frame>
        <draw:frame draw:style-name="gr7" draw:text-style-name="P8" draw:layer="layout" svg:width="2.694cm" svg:height="0.564cm" svg:x="3.433cm" svg:y="15.748cm">
          <draw:text-box>
            <text:p text:style-name="P1"><text:span text:style-name="T6">float: right; </text:span></text:p>
          </draw:text-box>
        </draw:frame>
        <draw:frame draw:style-name="gr7" draw:text-style-name="P8" draw:layer="layout" svg:width="4.934cm" svg:height="0.564cm" svg:x="3.433cm" svg:y="16.436cm">
          <draw:text-box>
            <text:p text:style-name="P1"><text:span text:style-name="T6">padding-right:100px; </text:span></text:p>
          </draw:text-box>
        </draw:frame>
        <draw:frame draw:style-name="gr10" draw:text-style-name="P8" draw:layer="layout" svg:width="0.546cm" svg:height="0.564cm" svg:x="3.177cm" svg:y="17.13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7.13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7.83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73cm" svg:height="0.564cm" svg:x="3.177cm" svg:y="18.509cm">
          <draw:text-box>
            <text:p text:style-name="P1"><text:span text:style-name="T6">.login{ </text:span></text:p>
          </draw:text-box>
        </draw:frame>
        <draw:frame draw:style-name="gr7" draw:text-style-name="P8" draw:layer="layout" svg:width="4.282cm" svg:height="0.564cm" svg:x="3.177cm" svg:y="19.206cm">
          <draw:text-box>
            <text:p text:style-name="P1"><text:span text:style-name="T6">margin-top:-70px; </text:span></text:p>
          </draw:text-box>
        </draw:frame>
        <draw:frame draw:style-name="gr10" draw:text-style-name="P8" draw:layer="layout" svg:width="0.546cm" svg:height="0.564cm" svg:x="3.177cm" svg:y="19.89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9.89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77cm" svg:height="0.564cm" svg:x="3.177cm" svg:y="20.574cm">
          <draw:text-box>
            <text:p text:style-name="P1"><text:span text:style-name="T6">body { </text:span></text:p>
          </draw:text-box>
        </draw:frame>
        <draw:frame draw:style-name="gr7" draw:text-style-name="P8" draw:layer="layout" svg:width="0.563cm" svg:height="0.564cm" svg:x="2.188cm" svg:y="21.26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5.738cm" svg:height="0.564cm" svg:x="3.433cm" svg:y="21.959cm">
          <draw:text-box>
            <text:p text:style-name="P1"><text:span text:style-name="T6">background-color:#ffffff; </text:span></text:p>
          </draw:text-box>
        </draw:frame>
        <draw:frame draw:style-name="gr7" draw:text-style-name="P8" draw:layer="layout" svg:width="7.228cm" svg:height="0.564cm" svg:x="3.433cm" svg:y="22.647cm">
          <draw:text-box>
            <text:p text:style-name="P1"><text:span text:style-name="T6">background-repeat: no-repeat; </text:span></text:p>
          </draw:text-box>
        </draw:frame>
        <draw:frame draw:style-name="gr7" draw:text-style-name="P8" draw:layer="layout" svg:width="5.429cm" svg:height="0.564cm" svg:x="3.433cm" svg:y="23.336cm">
          <draw:text-box>
            <text:p text:style-name="P1"><text:span text:style-name="T6">background-size:cover; </text:span></text:p>
          </draw:text-box>
        </draw:frame>
        <draw:frame draw:style-name="gr7" draw:text-style-name="P8" draw:layer="layout" svg:width="7.067cm" svg:height="0.564cm" svg:x="3.433cm" svg:y="24.023cm">
          <draw:text-box>
            <text:p text:style-name="P1"><text:span text:style-name="T6">background-position: 0px 0px; </text:span></text:p>
          </draw:text-box>
        </draw:frame>
        <draw:frame draw:style-name="gr10" draw:text-style-name="P8" draw:layer="layout" svg:width="0.546cm" svg:height="0.564cm" svg:x="3.433cm" svg:y="24.711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609cm" svg:y="24.711cm">
          <draw:text-box>
            <text:p text:style-name="P1"><text:span text:style-name="T6"><text:s/></text:span></text:p>
          </draw:text-box>
        </draw:frame>
      </draw:page>
      <draw:page draw:name="page4" draw:style-name="dp1" draw:master-page-name="master-page38">
        <draw:frame draw:style-name="gr7" draw:text-style-name="P8" draw:layer="layout" svg:width="1.573cm" svg:height="0.564cm" svg:x="3.177cm" svg:y="2.665cm">
          <draw:text-box>
            <text:p text:style-name="P1"><text:span text:style-name="T6">.login{ </text:span></text:p>
          </draw:text-box>
        </draw:frame>
        <draw:frame draw:style-name="gr7" draw:text-style-name="P8" draw:layer="layout" svg:width="4.392cm" svg:height="0.564cm" svg:x="4.447cm" svg:y="3.352cm">
          <draw:text-box>
            <text:p text:style-name="P1"><text:span text:style-name="T6">margin-top:100px; </text:span></text:p>
          </draw:text-box>
        </draw:frame>
        <draw:frame draw:style-name="gr10" draw:text-style-name="P8" draw:layer="layout" svg:width="0.546cm" svg:height="0.564cm" svg:x="3.177cm" svg:y="4.032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4.03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3.489cm" svg:height="0.564cm" svg:x="3.177cm" svg:y="4.72cm">
          <draw:text-box>
            <text:p text:style-name="P1"><text:span text:style-name="T6">form {border: 3px solid #f1f1f1; margin-left:400px;margin- </text:span></text:p>
          </draw:text-box>
        </draw:frame>
        <draw:frame draw:style-name="gr7" draw:text-style-name="P8" draw:layer="layout" svg:width="3.084cm" svg:height="0.564cm" svg:x="3.177cm" svg:y="5.417cm">
          <draw:text-box>
            <text:p text:style-name="P1"><text:span text:style-name="T6">right:400px;} </text:span></text:p>
          </draw:text-box>
        </draw:frame>
        <draw:frame draw:style-name="gr9" draw:text-style-name="P10" draw:layer="layout" svg:width="0.546cm" svg:height="0.547cm" svg:x="2.188cm" svg:y="6.11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032cm" svg:height="0.564cm" svg:x="3.177cm" svg:y="6.794cm">
          <draw:text-box>
            <text:p text:style-name="P1"><text:span text:style-name="T6">input[type=text], </text:span></text:p>
          </draw:text-box>
        </draw:frame>
        <draw:frame draw:style-name="gr7" draw:text-style-name="P8" draw:layer="layout" svg:width="14.556cm" svg:height="0.564cm" svg:x="3.177cm" svg:y="7.482cm">
          <draw:text-box>
            <text:p text:style-name="P1"><text:span text:style-name="T6">input[type=email],input[type=number],input[type=password] { </text:span></text:p>
          </draw:text-box>
        </draw:frame>
        <draw:frame draw:style-name="gr7" draw:text-style-name="P8" draw:layer="layout" svg:width="3.13cm" svg:height="0.564cm" svg:x="3.177cm" svg:y="8.17cm">
          <draw:text-box>
            <text:p text:style-name="P1"><text:span text:style-name="T6">width: 100%; </text:span></text:p>
          </draw:text-box>
        </draw:frame>
        <draw:frame draw:style-name="gr7" draw:text-style-name="P8" draw:layer="layout" svg:width="4.76cm" svg:height="0.564cm" svg:x="3.433cm" svg:y="8.858cm">
          <draw:text-box>
            <text:p text:style-name="P1"><text:span text:style-name="T6">padding: 12px 20px; </text:span></text:p>
          </draw:text-box>
        </draw:frame>
        <draw:frame draw:style-name="gr7" draw:text-style-name="P8" draw:layer="layout" svg:width="4.815cm" svg:height="0.564cm" svg:x="3.433cm" svg:y="9.546cm">
          <draw:text-box>
            <text:p text:style-name="P1"><text:span text:style-name="T6">display: inline-block; </text:span></text:p>
          </draw:text-box>
        </draw:frame>
        <draw:frame draw:style-name="gr7" draw:text-style-name="P8" draw:layer="layout" svg:width="5.019cm" svg:height="0.564cm" svg:x="3.433cm" svg:y="10.234cm">
          <draw:text-box>
            <text:p text:style-name="P1"><text:span text:style-name="T6">margin-bottom:18px; </text:span></text:p>
          </draw:text-box>
        </draw:frame>
        <draw:frame draw:style-name="gr7" draw:text-style-name="P8" draw:layer="layout" svg:width="5.264cm" svg:height="0.564cm" svg:x="3.433cm" svg:y="10.922cm">
          <draw:text-box>
            <text:p text:style-name="P1"><text:span text:style-name="T6">border: 1px solid #ccc; </text:span></text:p>
          </draw:text-box>
        </draw:frame>
        <draw:frame draw:style-name="gr7" draw:text-style-name="P8" draw:layer="layout" svg:width="5.412cm" svg:height="0.564cm" svg:x="3.433cm" svg:y="11.619cm">
          <draw:text-box>
            <text:p text:style-name="P1"><text:span text:style-name="T6">box-sizing: border-box; </text:span></text:p>
          </draw:text-box>
        </draw:frame>
        <draw:frame draw:style-name="gr10" draw:text-style-name="P8" draw:layer="layout" svg:width="0.546cm" svg:height="0.564cm" svg:x="3.177cm" svg:y="12.307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2.307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2.99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975cm" svg:height="0.564cm" svg:x="3.177cm" svg:y="13.692cm">
          <draw:text-box>
            <text:p text:style-name="P1"><text:span text:style-name="T6">button { </text:span></text:p>
          </draw:text-box>
        </draw:frame>
        <draw:frame draw:style-name="gr7" draw:text-style-name="P8" draw:layer="layout" svg:width="6.53cm" svg:height="0.564cm" svg:x="3.433cm" svg:y="14.371cm">
          <draw:text-box>
            <text:p text:style-name="P1"><text:span text:style-name="T6">background-color: #28272c; </text:span></text:p>
          </draw:text-box>
        </draw:frame>
        <draw:frame draw:style-name="gr7" draw:text-style-name="P8" draw:layer="layout" svg:width="3.016cm" svg:height="0.564cm" svg:x="3.433cm" svg:y="15.06cm">
          <draw:text-box>
            <text:p text:style-name="P1"><text:span text:style-name="T6">color: white; </text:span></text:p>
          </draw:text-box>
        </draw:frame>
        <draw:frame draw:style-name="gr7" draw:text-style-name="P8" draw:layer="layout" svg:width="4.76cm" svg:height="0.564cm" svg:x="3.433cm" svg:y="15.748cm">
          <draw:text-box>
            <text:p text:style-name="P1"><text:span text:style-name="T6">padding: 14px 20px; </text:span></text:p>
          </draw:text-box>
        </draw:frame>
        <draw:frame draw:style-name="gr7" draw:text-style-name="P8" draw:layer="layout" svg:width="4.735cm" svg:height="0.564cm" svg:x="3.433cm" svg:y="16.445cm">
          <draw:text-box>
            <text:p text:style-name="P1"><text:span text:style-name="T6">margin-bottom:8px; </text:span></text:p>
          </draw:text-box>
        </draw:frame>
        <draw:frame draw:style-name="gr7" draw:text-style-name="P8" draw:layer="layout" svg:width="3.287cm" svg:height="0.564cm" svg:x="3.433cm" svg:y="17.133cm">
          <draw:text-box>
            <text:p text:style-name="P1"><text:span text:style-name="T6">border: none; </text:span></text:p>
          </draw:text-box>
        </draw:frame>
        <draw:frame draw:style-name="gr7" draw:text-style-name="P8" draw:layer="layout" svg:width="3.685cm" svg:height="0.564cm" svg:x="3.433cm" svg:y="17.821cm">
          <draw:text-box>
            <text:p text:style-name="P1"><text:span text:style-name="T6">cursor: pointer; </text:span></text:p>
          </draw:text-box>
        </draw:frame>
        <draw:frame draw:style-name="gr7" draw:text-style-name="P8" draw:layer="layout" svg:width="3.13cm" svg:height="0.564cm" svg:x="3.433cm" svg:y="18.509cm">
          <draw:text-box>
            <text:p text:style-name="P1"><text:span text:style-name="T6">width: 100%; </text:span></text:p>
          </draw:text-box>
        </draw:frame>
        <draw:frame draw:style-name="gr7" draw:text-style-name="P8" draw:layer="layout" svg:width="4.151cm" svg:height="0.564cm" svg:x="3.433cm" svg:y="19.197cm">
          <draw:text-box>
            <text:p text:style-name="P1"><text:span text:style-name="T6">font-weight:bold; </text:span></text:p>
          </draw:text-box>
        </draw:frame>
        <draw:frame draw:style-name="gr10" draw:text-style-name="P8" draw:layer="layout" svg:width="0.546cm" svg:height="0.564cm" svg:x="3.177cm" svg:y="19.89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9.89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0.57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3.448cm" svg:height="0.564cm" svg:x="3.177cm" svg:y="21.262cm">
          <draw:text-box>
            <text:p text:style-name="P1"><text:span text:style-name="T6">button:hover { </text:span></text:p>
          </draw:text-box>
        </draw:frame>
        <draw:frame draw:style-name="gr7" draw:text-style-name="P8" draw:layer="layout" svg:width="2.948cm" svg:height="0.564cm" svg:x="3.433cm" svg:y="21.959cm">
          <draw:text-box>
            <text:p text:style-name="P1"><text:span text:style-name="T6">opacity: 0.8; </text:span></text:p>
          </draw:text-box>
        </draw:frame>
        <draw:frame draw:style-name="gr10" draw:text-style-name="P8" draw:layer="layout" svg:width="0.546cm" svg:height="0.564cm" svg:x="3.177cm" svg:y="22.647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2.647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23.34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813cm" svg:height="0.564cm" svg:x="3.177cm" svg:y="24.023cm">
          <draw:text-box>
            <text:p text:style-name="P1"><text:span text:style-name="T6">.cancelbtn { </text:span></text:p>
          </draw:text-box>
        </draw:frame>
        <draw:frame draw:style-name="gr7" draw:text-style-name="P8" draw:layer="layout" svg:width="2.931cm" svg:height="0.564cm" svg:x="3.433cm" svg:y="24.711cm">
          <draw:text-box>
            <text:p text:style-name="P1"><text:span text:style-name="T6">width: auto; </text:span></text:p>
          </draw:text-box>
        </draw:frame>
      </draw:page>
      <draw:page draw:name="page5" draw:style-name="dp1" draw:master-page-name="master-page61">
        <draw:frame draw:style-name="gr7" draw:text-style-name="P8" draw:layer="layout" svg:width="4.76cm" svg:height="0.564cm" svg:x="3.433cm" svg:y="2.656cm">
          <draw:text-box>
            <text:p text:style-name="P1"><text:span text:style-name="T6">padding: 10px 18px; </text:span></text:p>
          </draw:text-box>
        </draw:frame>
        <draw:frame draw:style-name="gr7" draw:text-style-name="P8" draw:layer="layout" svg:width="6.466cm" svg:height="0.564cm" svg:x="3.433cm" svg:y="3.344cm">
          <draw:text-box>
            <text:p text:style-name="P1"><text:span text:style-name="T6">background-color: #f44336; </text:span></text:p>
          </draw:text-box>
        </draw:frame>
        <draw:frame draw:style-name="gr10" draw:text-style-name="P8" draw:layer="layout" svg:width="0.546cm" svg:height="0.564cm" svg:x="3.177cm" svg:y="4.041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4.041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0.511cm" svg:height="0.513cm" svg:x="2.188cm" svg:y="4.70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617cm" svg:height="0.564cm" svg:x="3.177cm" svg:y="5.408cm">
          <draw:text-box>
            <text:p text:style-name="P1"><text:span text:style-name="T6">.imgcontainer { </text:span></text:p>
          </draw:text-box>
        </draw:frame>
        <draw:frame draw:style-name="gr7" draw:text-style-name="P8" draw:layer="layout" svg:width="4.214cm" svg:height="0.564cm" svg:x="3.433cm" svg:y="6.096cm">
          <draw:text-box>
            <text:p text:style-name="P1"><text:span text:style-name="T6">text-align: center; </text:span></text:p>
          </draw:text-box>
        </draw:frame>
        <draw:frame draw:style-name="gr7" draw:text-style-name="P8" draw:layer="layout" svg:width="5.336cm" svg:height="0.564cm" svg:x="3.433cm" svg:y="6.785cm">
          <draw:text-box>
            <text:p text:style-name="P1"><text:span text:style-name="T6">margin: 24px 0 12px 0; </text:span></text:p>
          </draw:text-box>
        </draw:frame>
        <draw:frame draw:style-name="gr10" draw:text-style-name="P8" draw:layer="layout" svg:width="0.546cm" svg:height="0.564cm" svg:x="3.177cm" svg:y="7.482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7.482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8.18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876cm" svg:height="0.564cm" svg:x="3.177cm" svg:y="8.858cm">
          <draw:text-box>
            <text:p text:style-name="P1"><text:span text:style-name="T6">img.avatar { </text:span></text:p>
          </draw:text-box>
        </draw:frame>
        <draw:frame draw:style-name="gr7" draw:text-style-name="P8" draw:layer="layout" svg:width="2.847cm" svg:height="0.564cm" svg:x="3.433cm" svg:y="9.546cm">
          <draw:text-box>
            <text:p text:style-name="P1"><text:span text:style-name="T6">width: 30%; </text:span></text:p>
          </draw:text-box>
        </draw:frame>
        <draw:frame draw:style-name="gr7" draw:text-style-name="P8" draw:layer="layout" svg:width="4.671cm" svg:height="0.564cm" svg:x="3.433cm" svg:y="10.234cm">
          <draw:text-box>
            <text:p text:style-name="P1"><text:span text:style-name="T6">border-radius: 50%; </text:span></text:p>
          </draw:text-box>
        </draw:frame>
        <draw:frame draw:style-name="gr10" draw:text-style-name="P8" draw:layer="layout" svg:width="0.546cm" svg:height="0.564cm" svg:x="3.177cm" svg:y="10.922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0.922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1.62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771cm" svg:height="0.564cm" svg:x="3.177cm" svg:y="12.299cm">
          <draw:text-box>
            <text:p text:style-name="P1"><text:span text:style-name="T6">.container { </text:span></text:p>
          </draw:text-box>
        </draw:frame>
        <draw:frame draw:style-name="gr7" draw:text-style-name="P8" draw:layer="layout" svg:width="3.524cm" svg:height="0.564cm" svg:x="3.433cm" svg:y="12.995cm">
          <draw:text-box>
            <text:p text:style-name="P1"><text:span text:style-name="T6">padding: 16px; </text:span></text:p>
          </draw:text-box>
        </draw:frame>
        <draw:frame draw:style-name="gr10" draw:text-style-name="P8" draw:layer="layout" svg:width="0.546cm" svg:height="0.564cm" svg:x="3.177cm" svg:y="13.68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3.68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4.38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58cm" svg:height="0.564cm" svg:x="3.177cm" svg:y="15.06cm">
          <draw:text-box>
            <text:p text:style-name="P1"><text:span text:style-name="T6">span.psw { </text:span></text:p>
          </draw:text-box>
        </draw:frame>
        <draw:frame draw:style-name="gr7" draw:text-style-name="P8" draw:layer="layout" svg:width="2.694cm" svg:height="0.564cm" svg:x="3.433cm" svg:y="15.748cm">
          <draw:text-box>
            <text:p text:style-name="P1"><text:span text:style-name="T6">float: right; </text:span></text:p>
          </draw:text-box>
        </draw:frame>
        <draw:frame draw:style-name="gr7" draw:text-style-name="P8" draw:layer="layout" svg:width="4.481cm" svg:height="0.564cm" svg:x="3.433cm" svg:y="16.436cm">
          <draw:text-box>
            <text:p text:style-name="P1"><text:span text:style-name="T6">padding-top: 16px; </text:span></text:p>
          </draw:text-box>
        </draw:frame>
        <draw:frame draw:style-name="gr9" draw:text-style-name="P10" draw:layer="layout" svg:width="0.546cm" svg:height="0.547cm" svg:x="2.188cm" svg:y="17.146cm">
          <draw:text-box>
            <text:p text:style-name="P1"><text:span text:style-name="T9"><text:s/></text:span></text:p>
          </draw:text-box>
        </draw:frame>
        <draw:frame draw:style-name="gr10" draw:text-style-name="P8" draw:layer="layout" svg:width="0.546cm" svg:height="0.564cm" svg:x="3.177cm" svg:y="17.821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7.82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8.50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5.335cm" svg:height="0.564cm" svg:x="3.177cm" svg:y="19.206cm">
          <draw:text-box>
            <text:p text:style-name="P1"><text:span text:style-name="T6">/* Change styles for span and cancel button on extra small screens </text:span></text:p>
          </draw:text-box>
        </draw:frame>
        <draw:frame draw:style-name="gr7" draw:text-style-name="P8" draw:layer="layout" svg:width="0.624cm" svg:height="0.564cm" svg:x="3.177cm" svg:y="19.894cm">
          <draw:text-box>
            <text:p text:style-name="P1"><text:span text:style-name="T6">*/ </text:span></text:p>
          </draw:text-box>
        </draw:frame>
        <draw:frame draw:style-name="gr7" draw:text-style-name="P8" draw:layer="layout" svg:width="9.582cm" svg:height="0.564cm" svg:x="3.177cm" svg:y="20.574cm">
          <draw:text-box>
            <text:p text:style-name="P1"><text:span text:style-name="T6">@media screen and (max-width: 300px) { </text:span></text:p>
          </draw:text-box>
        </draw:frame>
        <draw:frame draw:style-name="gr7" draw:text-style-name="P8" draw:layer="layout" svg:width="2.58cm" svg:height="0.564cm" svg:x="3.433cm" svg:y="21.262cm">
          <draw:text-box>
            <text:p text:style-name="P1"><text:span text:style-name="T6">span.psw { </text:span></text:p>
          </draw:text-box>
        </draw:frame>
        <draw:frame draw:style-name="gr7" draw:text-style-name="P8" draw:layer="layout" svg:width="3.376cm" svg:height="0.564cm" svg:x="3.812cm" svg:y="21.959cm">
          <draw:text-box>
            <text:p text:style-name="P1"><text:span text:style-name="T6">display: block; </text:span></text:p>
          </draw:text-box>
        </draw:frame>
        <draw:frame draw:style-name="gr7" draw:text-style-name="P8" draw:layer="layout" svg:width="2.783cm" svg:height="0.564cm" svg:x="3.812cm" svg:y="22.647cm">
          <draw:text-box>
            <text:p text:style-name="P1"><text:span text:style-name="T6">float: none; </text:span></text:p>
          </draw:text-box>
        </draw:frame>
        <draw:frame draw:style-name="gr10" draw:text-style-name="P8" draw:layer="layout" svg:width="0.546cm" svg:height="0.564cm" svg:x="3.433cm" svg:y="23.34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609cm" svg:y="23.34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813cm" svg:height="0.564cm" svg:x="3.433cm" svg:y="24.023cm">
          <draw:text-box>
            <text:p text:style-name="P1"><text:span text:style-name="T6">.cancelbtn { </text:span></text:p>
          </draw:text-box>
        </draw:frame>
        <draw:frame draw:style-name="gr7" draw:text-style-name="P8" draw:layer="layout" svg:width="3.13cm" svg:height="0.564cm" svg:x="3.812cm" svg:y="24.711cm">
          <draw:text-box>
            <text:p text:style-name="P1"><text:span text:style-name="T6">width: 100%; </text:span></text:p>
          </draw:text-box>
        </draw:frame>
      </draw:page>
      <draw:page draw:name="page6" draw:style-name="dp1" draw:master-page-name="master-page38">
        <draw:frame draw:style-name="gr10" draw:text-style-name="P8" draw:layer="layout" svg:width="0.546cm" svg:height="0.564cm" svg:x="3.433cm" svg:y="2.665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609cm" svg:y="2.665cm">
          <draw:text-box>
            <text:p text:style-name="P1"><text:span text:style-name="T6"><text:s/></text:span></text:p>
          </draw:text-box>
        </draw:frame>
        <draw:frame draw:style-name="gr10" draw:text-style-name="P8" draw:layer="layout" svg:width="0.546cm" svg:height="0.564cm" svg:x="3.177cm" svg:y="3.352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3.352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0.511cm" svg:height="0.513cm" svg:x="2.188cm" svg:y="4.019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979cm" svg:height="0.564cm" svg:x="3.177cm" svg:y="4.738cm">
          <draw:text-box>
            <text:p text:style-name="P1"><text:span text:style-name="T6">&lt;/style&gt; </text:span></text:p>
          </draw:text-box>
        </draw:frame>
        <draw:frame draw:style-name="gr7" draw:text-style-name="P8" draw:layer="layout" svg:width="2.047cm" svg:height="0.564cm" svg:x="3.177cm" svg:y="5.426cm">
          <draw:text-box>
            <text:p text:style-name="P1"><text:span text:style-name="T6">&lt;/head&gt; </text:span></text:p>
          </draw:text-box>
        </draw:frame>
        <draw:frame draw:style-name="gr7" draw:text-style-name="P8" draw:layer="layout" svg:width="0.563cm" svg:height="0.564cm" svg:x="2.188cm" svg:y="6.10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9.222cm" svg:height="0.564cm" svg:x="3.177cm" svg:y="6.794cm">
          <draw:text-box>
            <text:p text:style-name="P1"><text:span text:style-name="T6">&lt;body style="font-family:Montserrat;"&gt; </text:span></text:p>
          </draw:text-box>
        </draw:frame>
        <draw:frame draw:style-name="gr7" draw:text-style-name="P8" draw:layer="layout" svg:width="0.563cm" svg:height="0.564cm" svg:x="2.188cm" svg:y="7.48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4.921cm" svg:height="0.564cm" svg:x="3.177cm" svg:y="8.178cm">
          <draw:text-box>
            <text:p text:style-name="P1"><text:span text:style-name="T6">&lt;div class="header"&gt; </text:span></text:p>
          </draw:text-box>
        </draw:frame>
        <draw:frame draw:style-name="gr7" draw:text-style-name="P8" draw:layer="layout" svg:width="11.813cm" svg:height="0.564cm" svg:x="3.3cm" svg:y="8.858cm">
          <draw:text-box>
            <text:p text:style-name="P1"><text:span text:style-name="T6">&lt;div style="width:50%;float:left;font-size:2vw;text- </text:span></text:p>
          </draw:text-box>
        </draw:frame>
        <draw:frame draw:style-name="gr7" draw:text-style-name="P8" draw:layer="layout" svg:width="13.252cm" svg:height="0.564cm" svg:x="3.177cm" svg:y="9.555cm">
          <draw:text-box>
            <text:p text:style-name="P1"><text:span text:style-name="T6">align:left;color:white; padding-top:1%"&gt;Virtual Eye&lt;/div&gt; </text:span></text:p>
          </draw:text-box>
        </draw:frame>
        <draw:frame draw:style-name="gr7" draw:text-style-name="P8" draw:layer="layout" svg:width="12.321cm" svg:height="0.564cm" svg:x="3.433cm" svg:y="10.243cm">
          <draw:text-box>
            <text:p text:style-name="P1"><text:span text:style-name="T6">&lt;div class="topnav-right" style="padding-top:0.5%;"&gt; </text:span></text:p>
          </draw:text-box>
        </draw:frame>
        <draw:frame draw:style-name="gr9" draw:text-style-name="P10" draw:layer="layout" svg:width="0.546cm" svg:height="0.547cm" svg:x="2.188cm" svg:y="10.94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9.544cm" svg:height="0.564cm" svg:x="3.688cm" svg:y="11.619cm">
          <draw:text-box>
            <text:p text:style-name="P1"><text:span text:style-name="T6">&lt;a <text:s/>href="{{ url_for('index')}}"&gt;Home&lt;/a&gt; </text:span></text:p>
          </draw:text-box>
        </draw:frame>
        <draw:frame draw:style-name="gr7" draw:text-style-name="P8" draw:layer="layout" svg:width="12.431cm" svg:height="0.564cm" svg:x="3.688cm" svg:y="12.307cm">
          <draw:text-box>
            <text:p text:style-name="P1"><text:span text:style-name="T6">&lt;a class="active" href="{{ url_for('login')}}"&gt;Login&lt;/a&gt; </text:span></text:p>
          </draw:text-box>
        </draw:frame>
        <draw:frame draw:style-name="gr7" draw:text-style-name="P8" draw:layer="layout" svg:width="10.543cm" svg:height="0.564cm" svg:x="3.688cm" svg:y="12.995cm">
          <draw:text-box>
            <text:p text:style-name="P1"><text:span text:style-name="T6">&lt;a <text:s/>href="{{ url_for('register')}}"&gt;Register&lt;/a&gt; </text:span></text:p>
          </draw:text-box>
        </draw:frame>
        <draw:frame draw:style-name="gr9" draw:text-style-name="P10" draw:layer="layout" svg:width="0.546cm" svg:height="0.547cm" svg:x="2.188cm" svg:y="13.69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85cm" svg:height="0.564cm" svg:x="3.433cm" svg:y="14.371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1.585cm" svg:height="0.564cm" svg:x="3.177cm" svg:y="15.06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6.83cm" svg:height="0.564cm" svg:x="3.177cm" svg:y="15.757cm">
          <draw:text-box>
            <text:p text:style-name="P1"><text:span text:style-name="T6">&lt;div id="login" class="login"&gt; </text:span></text:p>
          </draw:text-box>
        </draw:frame>
        <draw:frame draw:style-name="gr7" draw:text-style-name="P8" draw:layer="layout" svg:width="0.563cm" svg:height="0.564cm" svg:x="2.188cm" svg:y="16.445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7.14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2.812cm" svg:height="0.564cm" svg:x="4.447cm" svg:y="17.821cm">
          <draw:text-box>
            <text:p text:style-name="P1"><text:span text:style-name="T6">&lt;form action="{{url_for('afterlogin')}}" method="post"&gt; </text:span></text:p>
          </draw:text-box>
        </draw:frame>
        <draw:frame draw:style-name="gr7" draw:text-style-name="P8" draw:layer="layout" svg:width="6.344cm" svg:height="0.564cm" svg:x="5.718cm" svg:y="18.509cm">
          <draw:text-box>
            <text:p text:style-name="P1"><text:span text:style-name="T6">&lt;div class="imgcontainer"&gt; </text:span></text:p>
          </draw:text-box>
        </draw:frame>
        <draw:frame draw:style-name="gr7" draw:text-style-name="P8" draw:layer="layout" svg:width="3.185cm" svg:height="0.564cm" svg:x="6.988cm" svg:y="19.197cm">
          <draw:text-box>
            <text:p text:style-name="P1"><text:span text:style-name="T6">&lt;img style="" </text:span></text:p>
          </draw:text-box>
        </draw:frame>
        <draw:frame draw:style-name="gr7" draw:text-style-name="P8" draw:layer="layout" svg:width="8.892cm" svg:height="0.564cm" svg:x="3.177cm" svg:y="19.885cm">
          <draw:text-box>
            <text:p text:style-name="P1"><text:span text:style-name="T6">src="https://cdn.digitalhealth.net/wp- </text:span></text:p>
          </draw:text-box>
        </draw:frame>
        <draw:frame draw:style-name="gr7" draw:text-style-name="P8" draw:layer="layout" svg:width="12.939cm" svg:height="0.564cm" svg:x="3.177cm" svg:y="20.583cm">
          <draw:text-box>
            <text:p text:style-name="P1"><text:span text:style-name="T6">content/uploads/2017/03/eye_image_generic_555.jpg" </text:span></text:p>
          </draw:text-box>
        </draw:frame>
        <draw:frame draw:style-name="gr7" draw:text-style-name="P8" draw:layer="layout" svg:width="6.623cm" svg:height="0.564cm" svg:x="3.177cm" svg:y="21.271cm">
          <draw:text-box>
            <text:p text:style-name="P1"><text:span text:style-name="T6">alt="Avatar" class="avatar"&gt; </text:span></text:p>
          </draw:text-box>
        </draw:frame>
        <draw:frame draw:style-name="gr7" draw:text-style-name="P8" draw:layer="layout" svg:width="1.585cm" svg:height="0.564cm" svg:x="5.718cm" svg:y="21.959cm">
          <draw:text-box>
            <text:p text:style-name="P1"><text:span text:style-name="T6">&lt;/div&gt; </text:span></text:p>
          </draw:text-box>
        </draw:frame>
        <draw:frame draw:style-name="gr9" draw:text-style-name="P10" draw:layer="layout" svg:width="0.546cm" svg:height="0.547cm" svg:x="2.188cm" svg:y="22.6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497cm" svg:height="0.564cm" svg:x="5.718cm" svg:y="23.336cm">
          <draw:text-box>
            <text:p text:style-name="P1"><text:span text:style-name="T6">&lt;div class="container"&gt; </text:span></text:p>
          </draw:text-box>
        </draw:frame>
        <draw:frame draw:style-name="gr7" draw:text-style-name="P8" draw:layer="layout" svg:width="9.332cm" svg:height="0.564cm" svg:x="6.988cm" svg:y="24.023cm">
          <draw:text-box>
            <text:p text:style-name="P1"><text:span text:style-name="T6">&lt;input type="email" placeholder="Enter </text:span></text:p>
          </draw:text-box>
        </draw:frame>
        <draw:frame draw:style-name="gr7" draw:text-style-name="P8" draw:layer="layout" svg:width="10.975cm" svg:height="0.564cm" svg:x="3.177cm" svg:y="24.711cm">
          <draw:text-box>
            <text:p text:style-name="P1"><text:span text:style-name="T6">registered email ID" name="_id" required&gt;&lt;br&gt; </text:span></text:p>
          </draw:text-box>
        </draw:frame>
      </draw:page>
      <draw:page draw:name="page7" draw:style-name="dp1" draw:master-page-name="master-page64">
        <draw:frame draw:style-name="gr13" draw:text-style-name="P13" draw:layer="layout" svg:width="0.422cm" svg:height="0.425cm" svg:x="2.188cm" svg:y="2.735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10.268cm" svg:height="0.564cm" svg:x="6.988cm" svg:y="3.344cm">
          <draw:text-box>
            <text:p text:style-name="P1"><text:span text:style-name="T6">&lt;input type="password" placeholder="Enter </text:span></text:p>
          </draw:text-box>
        </draw:frame>
        <draw:frame draw:style-name="gr7" draw:text-style-name="P8" draw:layer="layout" svg:width="7.99cm" svg:height="0.564cm" svg:x="3.177cm" svg:y="4.032cm">
          <draw:text-box>
            <text:p text:style-name="P1"><text:span text:style-name="T6">Password" name="psw" required&gt; </text:span></text:p>
          </draw:text-box>
        </draw:frame>
        <draw:frame draw:style-name="gr12" draw:text-style-name="P12" draw:layer="layout" svg:width="0.511cm" svg:height="0.513cm" svg:x="2.188cm" svg:y="4.707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599cm" svg:height="0.606cm" svg:x="2.188cm" svg:y="5.37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907cm" svg:height="0.564cm" svg:x="3.688cm" svg:y="6.096cm">
          <draw:text-box>
            <text:p text:style-name="P1"><text:span text:style-name="T6">{{pred}} </text:span></text:p>
          </draw:text-box>
        </draw:frame>
        <draw:frame draw:style-name="gr7" draw:text-style-name="P8" draw:layer="layout" svg:width="10.281cm" svg:height="0.564cm" svg:x="6.988cm" svg:y="5.408cm">
          <draw:text-box>
            <text:p text:style-name="P1"><text:span text:style-name="T6">&lt;button type="submit"&gt;Login&lt;/button&gt;&lt;br&gt; </text:span></text:p>
          </draw:text-box>
        </draw:frame>
        <draw:frame draw:style-name="gr7" draw:text-style-name="P8" draw:layer="layout" svg:width="0.563cm" svg:height="0.564cm" svg:x="5.533cm" svg:y="6.09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85cm" svg:height="0.564cm" svg:x="5.718cm" svg:y="6.794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2.017cm" svg:height="0.564cm" svg:x="4.447cm" svg:y="7.482cm">
          <draw:text-box>
            <text:p text:style-name="P1"><text:span text:style-name="T6">&lt;/form&gt; </text:span></text:p>
          </draw:text-box>
        </draw:frame>
        <draw:frame draw:style-name="gr9" draw:text-style-name="P10" draw:layer="layout" svg:width="0.546cm" svg:height="0.547cm" svg:x="2.188cm" svg:y="8.18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85cm" svg:height="0.564cm" svg:x="3.177cm" svg:y="8.858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0.563cm" svg:height="0.564cm" svg:x="2.188cm" svg:y="9.54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0.24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047cm" svg:height="0.564cm" svg:x="3.177cm" svg:y="10.94cm">
          <draw:text-box>
            <text:p text:style-name="P1"><text:span text:style-name="T6">&lt;/body&gt; </text:span></text:p>
          </draw:text-box>
        </draw:frame>
        <draw:frame draw:style-name="gr7" draw:text-style-name="P8" draw:layer="layout" svg:width="1.971cm" svg:height="0.564cm" svg:x="3.177cm" svg:y="11.628cm">
          <draw:text-box>
            <text:p text:style-name="P1"><text:span text:style-name="T6">&lt;/html&gt; </text:span></text:p>
          </draw:text-box>
        </draw:frame>
        <draw:frame draw:style-name="gr9" draw:text-style-name="P10" draw:layer="layout" svg:width="0.546cm" svg:height="0.547cm" svg:x="2.188cm" svg:y="12.312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3.702cm" svg:height="0.64cm" svg:x="3.177cm" svg:y="13.004cm">
          <draw:text-box>
            <text:p text:style-name="P1"><text:span text:style-name="T5">Register.html </text:span></text:p>
          </draw:text-box>
        </draw:frame>
        <draw:frame draw:style-name="gr7" draw:text-style-name="P8" draw:layer="layout" svg:width="4.201cm" svg:height="0.564cm" svg:x="3.177cm" svg:y="14.212cm">
          <draw:text-box>
            <text:p text:style-name="P1"><text:span text:style-name="T6">&lt;!DOCTYPE html&gt; </text:span></text:p>
          </draw:text-box>
        </draw:frame>
        <draw:frame draw:style-name="gr7" draw:text-style-name="P8" draw:layer="layout" svg:width="1.882cm" svg:height="0.564cm" svg:x="3.177cm" svg:y="14.91cm">
          <draw:text-box>
            <text:p text:style-name="P1"><text:span text:style-name="T6">&lt;html &gt; </text:span></text:p>
          </draw:text-box>
        </draw:frame>
        <draw:frame draw:style-name="gr7" draw:text-style-name="P8" draw:layer="layout" svg:width="0.563cm" svg:height="0.564cm" svg:x="2.188cm" svg:y="15.58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831cm" svg:height="0.564cm" svg:x="3.177cm" svg:y="16.277cm">
          <draw:text-box>
            <text:p text:style-name="P1"><text:span text:style-name="T6">&lt;head&gt; </text:span></text:p>
          </draw:text-box>
        </draw:frame>
        <draw:frame draw:style-name="gr7" draw:text-style-name="P8" draw:layer="layout" svg:width="5.772cm" svg:height="0.564cm" svg:x="3.433cm" svg:y="16.965cm">
          <draw:text-box>
            <text:p text:style-name="P1"><text:span text:style-name="T6">&lt;meta charset="UTF-8"&gt; </text:span></text:p>
          </draw:text-box>
        </draw:frame>
        <draw:frame draw:style-name="gr7" draw:text-style-name="P8" draw:layer="layout" svg:width="14.488cm" svg:height="0.564cm" svg:x="3.433cm" svg:y="17.654cm">
          <draw:text-box>
            <text:p text:style-name="P1"><text:span text:style-name="T6">&lt;meta name="viewport" content="width=device-width, initial- </text:span></text:p>
          </draw:text-box>
        </draw:frame>
        <draw:frame draw:style-name="gr7" draw:text-style-name="P8" draw:layer="layout" svg:width="2.335cm" svg:height="0.564cm" svg:x="3.177cm" svg:y="18.35cm">
          <draw:text-box>
            <text:p text:style-name="P1"><text:span text:style-name="T6">scale=1"&gt; </text:span></text:p>
          </draw:text-box>
        </draw:frame>
        <draw:frame draw:style-name="gr7" draw:text-style-name="P8" draw:layer="layout" svg:width="5.759cm" svg:height="0.564cm" svg:x="3.433cm" svg:y="19.047cm">
          <draw:text-box>
            <text:p text:style-name="P1"><text:span text:style-name="T6">&lt;title&gt;Virtual Eye&lt;/title&gt; </text:span></text:p>
          </draw:text-box>
        </draw:frame>
        <draw:frame draw:style-name="gr7" draw:text-style-name="P8" draw:layer="layout" svg:width="14.078cm" svg:height="0.564cm" svg:x="3.433cm" svg:y="19.726cm">
          <draw:text-box>
            <text:p text:style-name="P1"><text:span text:style-name="T6">&lt;link href='https://fonts.googleapis.com/css?family=Pacifico' </text:span></text:p>
          </draw:text-box>
        </draw:frame>
        <draw:frame draw:style-name="gr7" draw:text-style-name="P8" draw:layer="layout" svg:width="7.351cm" svg:height="0.564cm" svg:x="3.177cm" svg:y="20.415cm">
          <draw:text-box>
            <text:p text:style-name="P1"><text:span text:style-name="T6">rel='stylesheet' type='text/css'&gt; </text:span></text:p>
          </draw:text-box>
        </draw:frame>
        <draw:frame draw:style-name="gr7" draw:text-style-name="P8" draw:layer="layout" svg:width="13.714cm" svg:height="0.564cm" svg:x="3.177cm" svg:y="21.103cm">
          <draw:text-box>
            <text:p text:style-name="P1"><text:span text:style-name="T6">&lt;link href='https://fonts.googleapis.com/css?family=Arimo' </text:span></text:p>
          </draw:text-box>
        </draw:frame>
        <draw:frame draw:style-name="gr7" draw:text-style-name="P8" draw:layer="layout" svg:width="7.351cm" svg:height="0.564cm" svg:x="3.177cm" svg:y="21.791cm">
          <draw:text-box>
            <text:p text:style-name="P1"><text:span text:style-name="T6">rel='stylesheet' type='text/css'&gt; </text:span></text:p>
          </draw:text-box>
        </draw:frame>
        <draw:frame draw:style-name="gr7" draw:text-style-name="P8" draw:layer="layout" svg:width="14.395cm" svg:height="0.564cm" svg:x="3.177cm" svg:y="22.479cm">
          <draw:text-box>
            <text:p text:style-name="P1"><text:span text:style-name="T6">&lt;link href='https://fonts.googleapis.com/css?family=Hind:300' </text:span></text:p>
          </draw:text-box>
        </draw:frame>
        <draw:frame draw:style-name="gr7" draw:text-style-name="P8" draw:layer="layout" svg:width="7.351cm" svg:height="0.564cm" svg:x="3.177cm" svg:y="23.167cm">
          <draw:text-box>
            <text:p text:style-name="P1"><text:span text:style-name="T6">rel='stylesheet' type='text/css'&gt; </text:span></text:p>
          </draw:text-box>
        </draw:frame>
      </draw:page>
      <draw:page draw:name="page8" draw:style-name="dp1" draw:master-page-name="master-page38">
        <draw:frame draw:style-name="gr7" draw:text-style-name="P8" draw:layer="layout" svg:width="1.221cm" svg:height="0.564cm" svg:x="3.177cm" svg:y="2.656cm">
          <draw:text-box>
            <text:p text:style-name="P1"><text:span text:style-name="T6">&lt;link </text:span></text:p>
          </draw:text-box>
        </draw:frame>
        <draw:frame draw:style-name="gr7" draw:text-style-name="P8" draw:layer="layout" svg:width="15.293cm" svg:height="0.564cm" svg:x="3.177cm" svg:y="3.344cm">
          <draw:text-box>
            <text:p text:style-name="P1"><text:span text:style-name="T6">href='https://fonts.googleapis.com/css?family=Open+Sans+Conde </text:span></text:p>
          </draw:text-box>
        </draw:frame>
        <draw:frame draw:style-name="gr7" draw:text-style-name="P8" draw:layer="layout" svg:width="9.696cm" svg:height="0.564cm" svg:x="3.177cm" svg:y="4.032cm">
          <draw:text-box>
            <text:p text:style-name="P1"><text:span text:style-name="T6">nsed:300' rel='stylesheet' type='text/css'&gt; </text:span></text:p>
          </draw:text-box>
        </draw:frame>
        <draw:frame draw:style-name="gr7" draw:text-style-name="P8" draw:layer="layout" svg:width="10.433cm" svg:height="0.564cm" svg:x="3.177cm" svg:y="4.729cm">
          <draw:text-box>
            <text:p text:style-name="P1"><text:span text:style-name="T6">&lt;link rel="stylesheet" href="{{ url_for('static', </text:span></text:p>
          </draw:text-box>
        </draw:frame>
        <draw:frame draw:style-name="gr7" draw:text-style-name="P8" draw:layer="layout" svg:width="6.602cm" svg:height="0.564cm" svg:x="3.177cm" svg:y="5.417cm">
          <draw:text-box>
            <text:p text:style-name="P1"><text:span text:style-name="T6">filename='css/style.css') }}"&gt; </text:span></text:p>
          </draw:text-box>
        </draw:frame>
        <draw:frame draw:style-name="gr9" draw:text-style-name="P10" draw:layer="layout" svg:width="0.546cm" svg:height="0.547cm" svg:x="2.188cm" svg:y="6.11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221cm" svg:height="0.564cm" svg:x="3.177cm" svg:y="6.794cm">
          <draw:text-box>
            <text:p text:style-name="P1"><text:span text:style-name="T6">&lt;link </text:span></text:p>
          </draw:text-box>
        </draw:frame>
        <draw:frame draw:style-name="gr7" draw:text-style-name="P8" draw:layer="layout" svg:width="14.294cm" svg:height="0.564cm" svg:x="3.177cm" svg:y="7.482cm">
          <draw:text-box>
            <text:p text:style-name="P1"><text:span text:style-name="T6">href='https://fonts.googleapis.com/css?family=Merriweather' </text:span></text:p>
          </draw:text-box>
        </draw:frame>
        <draw:frame draw:style-name="gr7" draw:text-style-name="P8" draw:layer="layout" svg:width="3.88cm" svg:height="0.564cm" svg:x="3.177cm" svg:y="8.17cm">
          <draw:text-box>
            <text:p text:style-name="P1"><text:span text:style-name="T6">rel='stylesheet'&gt; </text:span></text:p>
          </draw:text-box>
        </draw:frame>
        <draw:frame draw:style-name="gr7" draw:text-style-name="P8" draw:layer="layout" svg:width="15.056cm" svg:height="0.564cm" svg:x="3.177cm" svg:y="8.858cm">
          <draw:text-box>
            <text:p text:style-name="P1"><text:span text:style-name="T6">&lt;link href='https://fonts.googleapis.com/css?family=Josefin Sans' </text:span></text:p>
          </draw:text-box>
        </draw:frame>
        <draw:frame draw:style-name="gr7" draw:text-style-name="P8" draw:layer="layout" svg:width="3.88cm" svg:height="0.564cm" svg:x="3.177cm" svg:y="9.546cm">
          <draw:text-box>
            <text:p text:style-name="P1"><text:span text:style-name="T6">rel='stylesheet'&gt; </text:span></text:p>
          </draw:text-box>
        </draw:frame>
        <draw:frame draw:style-name="gr7" draw:text-style-name="P8" draw:layer="layout" svg:width="14.933cm" svg:height="0.564cm" svg:x="3.177cm" svg:y="10.234cm">
          <draw:text-box>
            <text:p text:style-name="P1"><text:span text:style-name="T6">&lt;link href='https://fonts.googleapis.com/css?family=Montserrat' </text:span></text:p>
          </draw:text-box>
        </draw:frame>
        <draw:frame draw:style-name="gr7" draw:text-style-name="P8" draw:layer="layout" svg:width="3.88cm" svg:height="0.564cm" svg:x="3.177cm" svg:y="10.922cm">
          <draw:text-box>
            <text:p text:style-name="P1"><text:span text:style-name="T6">rel='stylesheet'&gt; </text:span></text:p>
          </draw:text-box>
        </draw:frame>
        <draw:frame draw:style-name="gr12" draw:text-style-name="P12" draw:layer="layout" svg:width="0.511cm" svg:height="0.513cm" svg:x="2.188cm" svg:y="11.60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763cm" svg:height="0.564cm" svg:x="3.177cm" svg:y="12.307cm">
          <draw:text-box>
            <text:p text:style-name="P1"><text:span text:style-name="T6">&lt;style&gt; </text:span></text:p>
          </draw:text-box>
        </draw:frame>
        <draw:frame draw:style-name="gr7" draw:text-style-name="P8" draw:layer="layout" svg:width="2.195cm" svg:height="0.564cm" svg:x="3.177cm" svg:y="12.995cm">
          <draw:text-box>
            <text:p text:style-name="P1"><text:span text:style-name="T6">.header { </text:span></text:p>
          </draw:text-box>
        </draw:frame>
        <draw:frame draw:style-name="gr7" draw:text-style-name="P8" draw:layer="layout" svg:width="0.563cm" svg:height="0.564cm" svg:x="2.188cm" svg:y="13.68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4.37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5.0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5.748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6.44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7.13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7.82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8.50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9.197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9.88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0.57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1.26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1.95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2.647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23.349cm">
          <draw:text-box>
            <text:p text:style-name="P1"><text:span text:style-name="T9"><text:s/></text:span></text:p>
          </draw:text-box>
        </draw:frame>
        <draw:frame draw:style-name="gr10" draw:text-style-name="P8" draw:layer="layout" svg:width="0.546cm" svg:height="0.564cm" svg:x="5.718cm" svg:y="24.02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5.894cm" svg:y="24.023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6cm" svg:y="12.246cm">
          <draw:text-box>
            <text:p text:style-name="P1"><text:span text:style-name="T6"><text:s/></text:span></text:p>
          </draw:text-box>
        </draw:frame>
        <draw:frame draw:style-name="gr11" draw:text-style-name="P11" draw:layer="layout" svg:width="0.599cm" svg:height="0.606cm" svg:x="6cm" svg:y="12.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501cm" svg:height="0.564cm" svg:x="6.988cm" svg:y="13.683cm">
          <draw:text-box>
            <text:p text:style-name="P1"><text:span text:style-name="T6">top:0; </text:span></text:p>
          </draw:text-box>
        </draw:frame>
        <draw:frame draw:style-name="gr7" draw:text-style-name="P8" draw:layer="layout" svg:width="2.868cm" svg:height="0.564cm" svg:x="6.988cm" svg:y="14.371cm">
          <draw:text-box>
            <text:p text:style-name="P1"><text:span text:style-name="T6">margin:0px; </text:span></text:p>
          </draw:text-box>
        </draw:frame>
        <draw:frame draw:style-name="gr7" draw:text-style-name="P8" draw:layer="layout" svg:width="2.144cm" svg:height="0.564cm" svg:x="6.988cm" svg:y="15.06cm">
          <draw:text-box>
            <text:p text:style-name="P1"><text:span text:style-name="T6">left: 0px; </text:span></text:p>
          </draw:text-box>
        </draw:frame>
        <draw:frame draw:style-name="gr7" draw:text-style-name="P8" draw:layer="layout" svg:width="2.466cm" svg:height="0.564cm" svg:x="6.988cm" svg:y="15.748cm">
          <draw:text-box>
            <text:p text:style-name="P1"><text:span text:style-name="T6">right: 0px; </text:span></text:p>
          </draw:text-box>
        </draw:frame>
        <draw:frame draw:style-name="gr7" draw:text-style-name="P8" draw:layer="layout" svg:width="3.528cm" svg:height="0.564cm" svg:x="6.988cm" svg:y="16.445cm">
          <draw:text-box>
            <text:p text:style-name="P1"><text:span text:style-name="T6">position: fixed; </text:span></text:p>
          </draw:text-box>
        </draw:frame>
        <draw:frame draw:style-name="gr7" draw:text-style-name="P8" draw:layer="layout" svg:width="6.53cm" svg:height="0.564cm" svg:x="6.988cm" svg:y="17.133cm">
          <draw:text-box>
            <text:p text:style-name="P1"><text:span text:style-name="T6">background-color: #28272c; </text:span></text:p>
          </draw:text-box>
        </draw:frame>
        <draw:frame draw:style-name="gr7" draw:text-style-name="P8" draw:layer="layout" svg:width="3.016cm" svg:height="0.564cm" svg:x="6.988cm" svg:y="17.821cm">
          <draw:text-box>
            <text:p text:style-name="P1"><text:span text:style-name="T6">color: white; </text:span></text:p>
          </draw:text-box>
        </draw:frame>
        <draw:frame draw:style-name="gr7" draw:text-style-name="P8" draw:layer="layout" svg:width="7.207cm" svg:height="0.564cm" svg:x="6.988cm" svg:y="18.509cm">
          <draw:text-box>
            <text:p text:style-name="P1"><text:span text:style-name="T6">box-shadow: 0px 8px 4px grey; </text:span></text:p>
          </draw:text-box>
        </draw:frame>
        <draw:frame draw:style-name="gr7" draw:text-style-name="P8" draw:layer="layout" svg:width="4.176cm" svg:height="0.564cm" svg:x="6.988cm" svg:y="19.197cm">
          <draw:text-box>
            <text:p text:style-name="P1"><text:span text:style-name="T6">overflow: hidden; </text:span></text:p>
          </draw:text-box>
        </draw:frame>
        <draw:frame draw:style-name="gr7" draw:text-style-name="P8" draw:layer="layout" svg:width="4.328cm" svg:height="0.564cm" svg:x="6.988cm" svg:y="19.894cm">
          <draw:text-box>
            <text:p text:style-name="P1"><text:span text:style-name="T6">padding-left:20px; </text:span></text:p>
          </draw:text-box>
        </draw:frame>
        <draw:frame draw:style-name="gr7" draw:text-style-name="P8" draw:layer="layout" svg:width="6.085cm" svg:height="0.564cm" svg:x="6.988cm" svg:y="20.574cm">
          <draw:text-box>
            <text:p text:style-name="P1"><text:span text:style-name="T6">font-family: 'Josefin Sans'; </text:span></text:p>
          </draw:text-box>
        </draw:frame>
        <draw:frame draw:style-name="gr7" draw:text-style-name="P8" draw:layer="layout" svg:width="3.486cm" svg:height="0.564cm" svg:x="6.988cm" svg:y="21.262cm">
          <draw:text-box>
            <text:p text:style-name="P1"><text:span text:style-name="T6">font-size: 2vw; </text:span></text:p>
          </draw:text-box>
        </draw:frame>
        <draw:frame draw:style-name="gr7" draw:text-style-name="P8" draw:layer="layout" svg:width="3.13cm" svg:height="0.564cm" svg:x="6.988cm" svg:y="21.95cm">
          <draw:text-box>
            <text:p text:style-name="P1"><text:span text:style-name="T6">width: 100%; </text:span></text:p>
          </draw:text-box>
        </draw:frame>
        <draw:frame draw:style-name="gr7" draw:text-style-name="P8" draw:layer="layout" svg:width="2.58cm" svg:height="0.564cm" svg:x="6.988cm" svg:y="22.647cm">
          <draw:text-box>
            <text:p text:style-name="P1"><text:span text:style-name="T6">height:8%; </text:span></text:p>
          </draw:text-box>
        </draw:frame>
        <draw:frame draw:style-name="gr7" draw:text-style-name="P8" draw:layer="layout" svg:width="4.214cm" svg:height="0.564cm" svg:x="6.988cm" svg:y="23.344cm">
          <draw:text-box>
            <text:p text:style-name="P1"><text:span text:style-name="T6">text-align: center; </text:span></text:p>
          </draw:text-box>
        </draw:frame>
        <draw:frame draw:style-name="gr7" draw:text-style-name="P8" draw:layer="layout" svg:width="2.182cm" svg:height="0.564cm" svg:x="5.718cm" svg:y="24.711cm">
          <draw:text-box>
            <text:p text:style-name="P1"><text:span text:style-name="T6">.topnav { </text:span></text:p>
          </draw:text-box>
        </draw:frame>
      </draw:page>
      <draw:page draw:name="page9" draw:style-name="dp1" draw:master-page-name="master-page61">
        <draw:frame draw:style-name="gr7" draw:text-style-name="P8" draw:layer="layout" svg:width="4.176cm" svg:height="0.564cm" svg:x="3.433cm" svg:y="2.656cm">
          <draw:text-box>
            <text:p text:style-name="P1"><text:span text:style-name="T6">overflow: hidden; </text:span></text:p>
          </draw:text-box>
        </draw:frame>
        <draw:frame draw:style-name="gr7" draw:text-style-name="P8" draw:layer="layout" svg:width="5.725cm" svg:height="0.564cm" svg:x="3.433cm" svg:y="3.344cm">
          <draw:text-box>
            <text:p text:style-name="P1"><text:span text:style-name="T6">background-color: #333; </text:span></text:p>
          </draw:text-box>
        </draw:frame>
        <draw:frame draw:style-name="gr10" draw:text-style-name="P8" draw:layer="layout" svg:width="0.546cm" svg:height="0.564cm" svg:x="3.177cm" svg:y="4.041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4.041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0.511cm" svg:height="0.513cm" svg:x="2.188cm" svg:y="4.70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833cm" svg:height="0.564cm" svg:x="3.177cm" svg:y="5.408cm">
          <draw:text-box>
            <text:p text:style-name="P1"><text:span text:style-name="T6">.topnav-right a { </text:span></text:p>
          </draw:text-box>
        </draw:frame>
        <draw:frame draw:style-name="gr7" draw:text-style-name="P8" draw:layer="layout" svg:width="2.373cm" svg:height="0.564cm" svg:x="3.433cm" svg:y="6.096cm">
          <draw:text-box>
            <text:p text:style-name="P1"><text:span text:style-name="T6">float: left; </text:span></text:p>
          </draw:text-box>
        </draw:frame>
        <draw:frame draw:style-name="gr7" draw:text-style-name="P8" draw:layer="layout" svg:width="3.368cm" svg:height="0.564cm" svg:x="3.433cm" svg:y="6.785cm">
          <draw:text-box>
            <text:p text:style-name="P1"><text:span text:style-name="T6">color: #f2f2f2; </text:span></text:p>
          </draw:text-box>
        </draw:frame>
        <draw:frame draw:style-name="gr7" draw:text-style-name="P8" draw:layer="layout" svg:width="4.214cm" svg:height="0.564cm" svg:x="3.433cm" svg:y="7.482cm">
          <draw:text-box>
            <text:p text:style-name="P1"><text:span text:style-name="T6">text-align: center; </text:span></text:p>
          </draw:text-box>
        </draw:frame>
        <draw:frame draw:style-name="gr7" draw:text-style-name="P8" draw:layer="layout" svg:width="4.76cm" svg:height="0.564cm" svg:x="3.433cm" svg:y="8.17cm">
          <draw:text-box>
            <text:p text:style-name="P1"><text:span text:style-name="T6">padding: 14px 16px; </text:span></text:p>
          </draw:text-box>
        </draw:frame>
        <draw:frame draw:style-name="gr7" draw:text-style-name="P8" draw:layer="layout" svg:width="5.289cm" svg:height="0.564cm" svg:x="3.433cm" svg:y="8.858cm">
          <draw:text-box>
            <text:p text:style-name="P1"><text:span text:style-name="T6">text-decoration: none; </text:span></text:p>
          </draw:text-box>
        </draw:frame>
        <draw:frame draw:style-name="gr7" draw:text-style-name="P8" draw:layer="layout" svg:width="3.655cm" svg:height="0.564cm" svg:x="3.433cm" svg:y="9.546cm">
          <draw:text-box>
            <text:p text:style-name="P1"><text:span text:style-name="T6">font-size: 18px; </text:span></text:p>
          </draw:text-box>
        </draw:frame>
        <draw:frame draw:style-name="gr10" draw:text-style-name="P8" draw:layer="layout" svg:width="0.546cm" svg:height="0.564cm" svg:x="3.177cm" svg:y="10.23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0.234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0.93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306cm" svg:height="0.564cm" svg:x="3.177cm" svg:y="11.61cm">
          <draw:text-box>
            <text:p text:style-name="P1"><text:span text:style-name="T6">.topnav-right a:hover { </text:span></text:p>
          </draw:text-box>
        </draw:frame>
        <draw:frame draw:style-name="gr7" draw:text-style-name="P8" draw:layer="layout" svg:width="5.764cm" svg:height="0.564cm" svg:x="3.433cm" svg:y="12.299cm">
          <draw:text-box>
            <text:p text:style-name="P1"><text:span text:style-name="T6">background-color: #ddd; </text:span></text:p>
          </draw:text-box>
        </draw:frame>
        <draw:frame draw:style-name="gr7" draw:text-style-name="P8" draw:layer="layout" svg:width="2.906cm" svg:height="0.564cm" svg:x="3.433cm" svg:y="12.995cm">
          <draw:text-box>
            <text:p text:style-name="P1"><text:span text:style-name="T6">color: black; </text:span></text:p>
          </draw:text-box>
        </draw:frame>
        <draw:frame draw:style-name="gr10" draw:text-style-name="P8" draw:layer="layout" svg:width="0.546cm" svg:height="0.564cm" svg:x="3.177cm" svg:y="13.68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3.68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4.38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332cm" svg:height="0.564cm" svg:x="3.177cm" svg:y="15.06cm">
          <draw:text-box>
            <text:p text:style-name="P1"><text:span text:style-name="T6">.topnav-right a.active { </text:span></text:p>
          </draw:text-box>
        </draw:frame>
        <draw:frame draw:style-name="gr7" draw:text-style-name="P8" draw:layer="layout" svg:width="6.576cm" svg:height="0.564cm" svg:x="3.433cm" svg:y="15.748cm">
          <draw:text-box>
            <text:p text:style-name="P1"><text:span text:style-name="T6">background-color: #565961; </text:span></text:p>
          </draw:text-box>
        </draw:frame>
        <draw:frame draw:style-name="gr7" draw:text-style-name="P8" draw:layer="layout" svg:width="3.016cm" svg:height="0.564cm" svg:x="3.433cm" svg:y="16.436cm">
          <draw:text-box>
            <text:p text:style-name="P1"><text:span text:style-name="T6">color: white; </text:span></text:p>
          </draw:text-box>
        </draw:frame>
        <draw:frame draw:style-name="gr10" draw:text-style-name="P8" draw:layer="layout" svg:width="0.546cm" svg:height="0.564cm" svg:x="3.177cm" svg:y="17.13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7.13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7.83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435cm" svg:height="0.564cm" svg:x="3.177cm" svg:y="18.509cm">
          <draw:text-box>
            <text:p text:style-name="P1"><text:span text:style-name="T6">.topnav-right { </text:span></text:p>
          </draw:text-box>
        </draw:frame>
        <draw:frame draw:style-name="gr7" draw:text-style-name="P8" draw:layer="layout" svg:width="2.694cm" svg:height="0.564cm" svg:x="3.433cm" svg:y="19.197cm">
          <draw:text-box>
            <text:p text:style-name="P1"><text:span text:style-name="T6">float: right; </text:span></text:p>
          </draw:text-box>
        </draw:frame>
        <draw:frame draw:style-name="gr7" draw:text-style-name="P8" draw:layer="layout" svg:width="4.934cm" svg:height="0.564cm" svg:x="3.433cm" svg:y="19.894cm">
          <draw:text-box>
            <text:p text:style-name="P1"><text:span text:style-name="T6">padding-right:100px; </text:span></text:p>
          </draw:text-box>
        </draw:frame>
        <draw:frame draw:style-name="gr10" draw:text-style-name="P8" draw:layer="layout" svg:width="0.546cm" svg:height="0.564cm" svg:x="3.177cm" svg:y="20.57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0.57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1.26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73cm" svg:height="0.564cm" svg:x="3.177cm" svg:y="21.95cm">
          <draw:text-box>
            <text:p text:style-name="P1"><text:span text:style-name="T6">.login{ </text:span></text:p>
          </draw:text-box>
        </draw:frame>
        <draw:frame draw:style-name="gr7" draw:text-style-name="P8" draw:layer="layout" svg:width="4.282cm" svg:height="0.564cm" svg:x="3.177cm" svg:y="22.655cm">
          <draw:text-box>
            <text:p text:style-name="P1"><text:span text:style-name="T6">margin-top:-70px; </text:span></text:p>
          </draw:text-box>
        </draw:frame>
        <draw:frame draw:style-name="gr10" draw:text-style-name="P8" draw:layer="layout" svg:width="0.546cm" svg:height="0.564cm" svg:x="3.177cm" svg:y="23.34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3.34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77cm" svg:height="0.564cm" svg:x="3.177cm" svg:y="24.023cm">
          <draw:text-box>
            <text:p text:style-name="P1"><text:span text:style-name="T6">body { </text:span></text:p>
          </draw:text-box>
        </draw:frame>
      </draw:page>
      <draw:page draw:name="page10" draw:style-name="dp1" draw:master-page-name="master-page38">
        <draw:frame draw:style-name="gr7" draw:text-style-name="P8" draw:layer="layout" svg:width="5.738cm" svg:height="0.564cm" svg:x="3.433cm" svg:y="2.656cm">
          <draw:text-box>
            <text:p text:style-name="P1"><text:span text:style-name="T6">background-color:#ffffff; </text:span></text:p>
          </draw:text-box>
        </draw:frame>
        <draw:frame draw:style-name="gr7" draw:text-style-name="P8" draw:layer="layout" svg:width="7.228cm" svg:height="0.564cm" svg:x="3.433cm" svg:y="3.344cm">
          <draw:text-box>
            <text:p text:style-name="P1"><text:span text:style-name="T6">background-repeat: no-repeat; </text:span></text:p>
          </draw:text-box>
        </draw:frame>
        <draw:frame draw:style-name="gr7" draw:text-style-name="P8" draw:layer="layout" svg:width="5.429cm" svg:height="0.564cm" svg:x="3.433cm" svg:y="4.032cm">
          <draw:text-box>
            <text:p text:style-name="P1"><text:span text:style-name="T6">background-size:cover; </text:span></text:p>
          </draw:text-box>
        </draw:frame>
        <draw:frame draw:style-name="gr7" draw:text-style-name="P8" draw:layer="layout" svg:width="7.067cm" svg:height="0.564cm" svg:x="3.433cm" svg:y="4.729cm">
          <draw:text-box>
            <text:p text:style-name="P1"><text:span text:style-name="T6">background-position: 0px 0px; </text:span></text:p>
          </draw:text-box>
        </draw:frame>
        <draw:frame draw:style-name="gr10" draw:text-style-name="P8" draw:layer="layout" svg:width="0.546cm" svg:height="0.564cm" svg:x="3.433cm" svg:y="5.417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609cm" svg:y="5.417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73cm" svg:height="0.564cm" svg:x="3.177cm" svg:y="6.096cm">
          <draw:text-box>
            <text:p text:style-name="P1"><text:span text:style-name="T6">.login{ </text:span></text:p>
          </draw:text-box>
        </draw:frame>
        <draw:frame draw:style-name="gr7" draw:text-style-name="P8" draw:layer="layout" svg:width="4.392cm" svg:height="0.564cm" svg:x="4.447cm" svg:y="6.785cm">
          <draw:text-box>
            <text:p text:style-name="P1"><text:span text:style-name="T6">margin-top:100px; </text:span></text:p>
          </draw:text-box>
        </draw:frame>
        <draw:frame draw:style-name="gr10" draw:text-style-name="P8" draw:layer="layout" svg:width="0.546cm" svg:height="0.564cm" svg:x="3.177cm" svg:y="7.482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7.48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3.489cm" svg:height="0.564cm" svg:x="3.177cm" svg:y="8.17cm">
          <draw:text-box>
            <text:p text:style-name="P1"><text:span text:style-name="T6">form {border: 3px solid #f1f1f1; margin-left:400px;margin- </text:span></text:p>
          </draw:text-box>
        </draw:frame>
        <draw:frame draw:style-name="gr7" draw:text-style-name="P8" draw:layer="layout" svg:width="3.084cm" svg:height="0.564cm" svg:x="3.177cm" svg:y="8.858cm">
          <draw:text-box>
            <text:p text:style-name="P1"><text:span text:style-name="T6">right:400px;} </text:span></text:p>
          </draw:text-box>
        </draw:frame>
        <draw:frame draw:style-name="gr9" draw:text-style-name="P10" draw:layer="layout" svg:width="0.546cm" svg:height="0.547cm" svg:x="2.188cm" svg:y="9.55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032cm" svg:height="0.564cm" svg:x="3.177cm" svg:y="10.234cm">
          <draw:text-box>
            <text:p text:style-name="P1"><text:span text:style-name="T6">input[type=text], </text:span></text:p>
          </draw:text-box>
        </draw:frame>
        <draw:frame draw:style-name="gr7" draw:text-style-name="P8" draw:layer="layout" svg:width="14.556cm" svg:height="0.564cm" svg:x="3.177cm" svg:y="10.931cm">
          <draw:text-box>
            <text:p text:style-name="P1"><text:span text:style-name="T6">input[type=email],input[type=number],input[type=password] { </text:span></text:p>
          </draw:text-box>
        </draw:frame>
        <draw:frame draw:style-name="gr7" draw:text-style-name="P8" draw:layer="layout" svg:width="3.13cm" svg:height="0.564cm" svg:x="3.177cm" svg:y="11.619cm">
          <draw:text-box>
            <text:p text:style-name="P1"><text:span text:style-name="T6">width: 100%; </text:span></text:p>
          </draw:text-box>
        </draw:frame>
        <draw:frame draw:style-name="gr7" draw:text-style-name="P8" draw:layer="layout" svg:width="4.76cm" svg:height="0.564cm" svg:x="3.433cm" svg:y="12.307cm">
          <draw:text-box>
            <text:p text:style-name="P1"><text:span text:style-name="T6">padding: 12px 20px; </text:span></text:p>
          </draw:text-box>
        </draw:frame>
        <draw:frame draw:style-name="gr7" draw:text-style-name="P8" draw:layer="layout" svg:width="4.815cm" svg:height="0.564cm" svg:x="3.433cm" svg:y="12.995cm">
          <draw:text-box>
            <text:p text:style-name="P1"><text:span text:style-name="T6">display: inline-block; </text:span></text:p>
          </draw:text-box>
        </draw:frame>
        <draw:frame draw:style-name="gr7" draw:text-style-name="P8" draw:layer="layout" svg:width="5.019cm" svg:height="0.564cm" svg:x="3.433cm" svg:y="13.683cm">
          <draw:text-box>
            <text:p text:style-name="P1"><text:span text:style-name="T6">margin-bottom:18px; </text:span></text:p>
          </draw:text-box>
        </draw:frame>
        <draw:frame draw:style-name="gr7" draw:text-style-name="P8" draw:layer="layout" svg:width="5.264cm" svg:height="0.564cm" svg:x="3.433cm" svg:y="14.371cm">
          <draw:text-box>
            <text:p text:style-name="P1"><text:span text:style-name="T6">border: 1px solid #ccc; </text:span></text:p>
          </draw:text-box>
        </draw:frame>
        <draw:frame draw:style-name="gr7" draw:text-style-name="P8" draw:layer="layout" svg:width="5.412cm" svg:height="0.564cm" svg:x="3.433cm" svg:y="15.06cm">
          <draw:text-box>
            <text:p text:style-name="P1"><text:span text:style-name="T6">box-sizing: border-box; </text:span></text:p>
          </draw:text-box>
        </draw:frame>
        <draw:frame draw:style-name="gr10" draw:text-style-name="P8" draw:layer="layout" svg:width="0.546cm" svg:height="0.564cm" svg:x="3.177cm" svg:y="15.757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5.757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16.43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975cm" svg:height="0.564cm" svg:x="3.177cm" svg:y="17.141cm">
          <draw:text-box>
            <text:p text:style-name="P1"><text:span text:style-name="T6">button { </text:span></text:p>
          </draw:text-box>
        </draw:frame>
        <draw:frame draw:style-name="gr7" draw:text-style-name="P8" draw:layer="layout" svg:width="6.53cm" svg:height="0.564cm" svg:x="3.433cm" svg:y="17.821cm">
          <draw:text-box>
            <text:p text:style-name="P1"><text:span text:style-name="T6">background-color: #28272c; </text:span></text:p>
          </draw:text-box>
        </draw:frame>
        <draw:frame draw:style-name="gr7" draw:text-style-name="P8" draw:layer="layout" svg:width="3.016cm" svg:height="0.564cm" svg:x="3.433cm" svg:y="18.509cm">
          <draw:text-box>
            <text:p text:style-name="P1"><text:span text:style-name="T6">color: white; </text:span></text:p>
          </draw:text-box>
        </draw:frame>
        <draw:frame draw:style-name="gr7" draw:text-style-name="P8" draw:layer="layout" svg:width="4.76cm" svg:height="0.564cm" svg:x="3.433cm" svg:y="19.197cm">
          <draw:text-box>
            <text:p text:style-name="P1"><text:span text:style-name="T6">padding: 14px 20px; </text:span></text:p>
          </draw:text-box>
        </draw:frame>
        <draw:frame draw:style-name="gr7" draw:text-style-name="P8" draw:layer="layout" svg:width="4.735cm" svg:height="0.564cm" svg:x="3.433cm" svg:y="19.885cm">
          <draw:text-box>
            <text:p text:style-name="P1"><text:span text:style-name="T6">margin-bottom:8px; </text:span></text:p>
          </draw:text-box>
        </draw:frame>
        <draw:frame draw:style-name="gr7" draw:text-style-name="P8" draw:layer="layout" svg:width="3.287cm" svg:height="0.564cm" svg:x="3.433cm" svg:y="20.574cm">
          <draw:text-box>
            <text:p text:style-name="P1"><text:span text:style-name="T6">border: none; </text:span></text:p>
          </draw:text-box>
        </draw:frame>
        <draw:frame draw:style-name="gr7" draw:text-style-name="P8" draw:layer="layout" svg:width="3.685cm" svg:height="0.564cm" svg:x="3.433cm" svg:y="21.262cm">
          <draw:text-box>
            <text:p text:style-name="P1"><text:span text:style-name="T6">cursor: pointer; </text:span></text:p>
          </draw:text-box>
        </draw:frame>
        <draw:frame draw:style-name="gr7" draw:text-style-name="P8" draw:layer="layout" svg:width="3.13cm" svg:height="0.564cm" svg:x="3.433cm" svg:y="21.95cm">
          <draw:text-box>
            <text:p text:style-name="P1"><text:span text:style-name="T6">width: 100%; </text:span></text:p>
          </draw:text-box>
        </draw:frame>
        <draw:frame draw:style-name="gr10" draw:text-style-name="P8" draw:layer="layout" svg:width="0.546cm" svg:height="0.564cm" svg:x="3.177cm" svg:y="22.647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2.647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23.34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448cm" svg:height="0.564cm" svg:x="3.177cm" svg:y="24.023cm">
          <draw:text-box>
            <text:p text:style-name="P1"><text:span text:style-name="T6">button:hover { </text:span></text:p>
          </draw:text-box>
        </draw:frame>
        <draw:frame draw:style-name="gr7" draw:text-style-name="P8" draw:layer="layout" svg:width="2.948cm" svg:height="0.564cm" svg:x="3.433cm" svg:y="24.711cm">
          <draw:text-box>
            <text:p text:style-name="P1"><text:span text:style-name="T6">opacity: 0.8; </text:span></text:p>
          </draw:text-box>
        </draw:frame>
      </draw:page>
      <draw:page draw:name="page11" draw:style-name="dp1" draw:master-page-name="master-page61">
        <draw:frame draw:style-name="gr10" draw:text-style-name="P8" draw:layer="layout" svg:width="0.546cm" svg:height="0.564cm" svg:x="3.177cm" svg:y="2.656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.656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3.35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813cm" svg:height="0.564cm" svg:x="3.177cm" svg:y="4.032cm">
          <draw:text-box>
            <text:p text:style-name="P1"><text:span text:style-name="T6">.cancelbtn { </text:span></text:p>
          </draw:text-box>
        </draw:frame>
        <draw:frame draw:style-name="gr7" draw:text-style-name="P8" draw:layer="layout" svg:width="2.931cm" svg:height="0.564cm" svg:x="3.433cm" svg:y="4.72cm">
          <draw:text-box>
            <text:p text:style-name="P1"><text:span text:style-name="T6">width: auto; </text:span></text:p>
          </draw:text-box>
        </draw:frame>
        <draw:frame draw:style-name="gr7" draw:text-style-name="P8" draw:layer="layout" svg:width="4.76cm" svg:height="0.564cm" svg:x="3.433cm" svg:y="5.408cm">
          <draw:text-box>
            <text:p text:style-name="P1"><text:span text:style-name="T6">padding: 10px 18px; </text:span></text:p>
          </draw:text-box>
        </draw:frame>
        <draw:frame draw:style-name="gr7" draw:text-style-name="P8" draw:layer="layout" svg:width="6.466cm" svg:height="0.564cm" svg:x="3.433cm" svg:y="6.105cm">
          <draw:text-box>
            <text:p text:style-name="P1"><text:span text:style-name="T6">background-color: #f44336; </text:span></text:p>
          </draw:text-box>
        </draw:frame>
        <draw:frame draw:style-name="gr10" draw:text-style-name="P8" draw:layer="layout" svg:width="0.546cm" svg:height="0.564cm" svg:x="3.177cm" svg:y="6.79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6.79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7.48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3.617cm" svg:height="0.564cm" svg:x="3.177cm" svg:y="8.17cm">
          <draw:text-box>
            <text:p text:style-name="P1"><text:span text:style-name="T6">.imgcontainer { </text:span></text:p>
          </draw:text-box>
        </draw:frame>
        <draw:frame draw:style-name="gr7" draw:text-style-name="P8" draw:layer="layout" svg:width="4.214cm" svg:height="0.564cm" svg:x="3.433cm" svg:y="8.858cm">
          <draw:text-box>
            <text:p text:style-name="P1"><text:span text:style-name="T6">text-align: center; </text:span></text:p>
          </draw:text-box>
        </draw:frame>
        <draw:frame draw:style-name="gr7" draw:text-style-name="P8" draw:layer="layout" svg:width="5.336cm" svg:height="0.564cm" svg:x="3.433cm" svg:y="9.555cm">
          <draw:text-box>
            <text:p text:style-name="P1"><text:span text:style-name="T6">margin: 24px 0 12px 0; </text:span></text:p>
          </draw:text-box>
        </draw:frame>
        <draw:frame draw:style-name="gr10" draw:text-style-name="P8" draw:layer="layout" svg:width="0.546cm" svg:height="0.564cm" svg:x="3.177cm" svg:y="10.23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0.234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0.93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876cm" svg:height="0.564cm" svg:x="3.177cm" svg:y="11.61cm">
          <draw:text-box>
            <text:p text:style-name="P1"><text:span text:style-name="T6">img.avatar { </text:span></text:p>
          </draw:text-box>
        </draw:frame>
        <draw:frame draw:style-name="gr7" draw:text-style-name="P8" draw:layer="layout" svg:width="2.847cm" svg:height="0.564cm" svg:x="3.433cm" svg:y="12.299cm">
          <draw:text-box>
            <text:p text:style-name="P1"><text:span text:style-name="T6">width: 30%; </text:span></text:p>
          </draw:text-box>
        </draw:frame>
        <draw:frame draw:style-name="gr7" draw:text-style-name="P8" draw:layer="layout" svg:width="4.671cm" svg:height="0.564cm" svg:x="3.433cm" svg:y="12.986cm">
          <draw:text-box>
            <text:p text:style-name="P1"><text:span text:style-name="T6">border-radius: 50%; </text:span></text:p>
          </draw:text-box>
        </draw:frame>
        <draw:frame draw:style-name="gr10" draw:text-style-name="P8" draw:layer="layout" svg:width="0.546cm" svg:height="0.564cm" svg:x="3.177cm" svg:y="13.683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3.68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4.38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771cm" svg:height="0.564cm" svg:x="3.177cm" svg:y="15.06cm">
          <draw:text-box>
            <text:p text:style-name="P1"><text:span text:style-name="T6">.container { </text:span></text:p>
          </draw:text-box>
        </draw:frame>
        <draw:frame draw:style-name="gr7" draw:text-style-name="P8" draw:layer="layout" svg:width="3.524cm" svg:height="0.564cm" svg:x="3.433cm" svg:y="15.748cm">
          <draw:text-box>
            <text:p text:style-name="P1"><text:span text:style-name="T6">padding: 16px; </text:span></text:p>
          </draw:text-box>
        </draw:frame>
        <draw:frame draw:style-name="gr10" draw:text-style-name="P8" draw:layer="layout" svg:width="0.546cm" svg:height="0.564cm" svg:x="3.177cm" svg:y="16.436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16.436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7.13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58cm" svg:height="0.564cm" svg:x="3.177cm" svg:y="17.812cm">
          <draw:text-box>
            <text:p text:style-name="P1"><text:span text:style-name="T6">span.psw { </text:span></text:p>
          </draw:text-box>
        </draw:frame>
        <draw:frame draw:style-name="gr7" draw:text-style-name="P8" draw:layer="layout" svg:width="2.694cm" svg:height="0.564cm" svg:x="3.433cm" svg:y="18.509cm">
          <draw:text-box>
            <text:p text:style-name="P1"><text:span text:style-name="T6">float: right; </text:span></text:p>
          </draw:text-box>
        </draw:frame>
        <draw:frame draw:style-name="gr7" draw:text-style-name="P8" draw:layer="layout" svg:width="4.481cm" svg:height="0.564cm" svg:x="3.433cm" svg:y="19.197cm">
          <draw:text-box>
            <text:p text:style-name="P1"><text:span text:style-name="T6">padding-top: 16px; </text:span></text:p>
          </draw:text-box>
        </draw:frame>
        <draw:frame draw:style-name="gr9" draw:text-style-name="P10" draw:layer="layout" svg:width="0.546cm" svg:height="0.547cm" svg:x="2.188cm" svg:y="19.898cm">
          <draw:text-box>
            <text:p text:style-name="P1"><text:span text:style-name="T9"><text:s/></text:span></text:p>
          </draw:text-box>
        </draw:frame>
        <draw:frame draw:style-name="gr10" draw:text-style-name="P8" draw:layer="layout" svg:width="0.546cm" svg:height="0.564cm" svg:x="3.177cm" svg:y="20.574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20.57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3cm" svg:height="0.564cm" svg:x="2.188cm" svg:y="21.26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5.335cm" svg:height="0.564cm" svg:x="3.177cm" svg:y="21.95cm">
          <draw:text-box>
            <text:p text:style-name="P1"><text:span text:style-name="T6">/* Change styles for span and cancel button on extra small screens </text:span></text:p>
          </draw:text-box>
        </draw:frame>
        <draw:frame draw:style-name="gr7" draw:text-style-name="P8" draw:layer="layout" svg:width="0.624cm" svg:height="0.564cm" svg:x="3.177cm" svg:y="22.647cm">
          <draw:text-box>
            <text:p text:style-name="P1"><text:span text:style-name="T6">*/ </text:span></text:p>
          </draw:text-box>
        </draw:frame>
        <draw:frame draw:style-name="gr7" draw:text-style-name="P8" draw:layer="layout" svg:width="9.582cm" svg:height="0.564cm" svg:x="3.177cm" svg:y="23.336cm">
          <draw:text-box>
            <text:p text:style-name="P1"><text:span text:style-name="T6">@media screen and (max-width: 300px) { </text:span></text:p>
          </draw:text-box>
        </draw:frame>
        <draw:frame draw:style-name="gr7" draw:text-style-name="P8" draw:layer="layout" svg:width="2.58cm" svg:height="0.564cm" svg:x="3.433cm" svg:y="24.023cm">
          <draw:text-box>
            <text:p text:style-name="P1"><text:span text:style-name="T6">span.psw { </text:span></text:p>
          </draw:text-box>
        </draw:frame>
        <draw:frame draw:style-name="gr7" draw:text-style-name="P8" draw:layer="layout" svg:width="3.376cm" svg:height="0.564cm" svg:x="3.812cm" svg:y="24.711cm">
          <draw:text-box>
            <text:p text:style-name="P1"><text:span text:style-name="T6">display: block; </text:span></text:p>
          </draw:text-box>
        </draw:frame>
      </draw:page>
      <draw:page draw:name="page12" draw:style-name="dp1" draw:master-page-name="master-page38">
        <draw:frame draw:style-name="gr7" draw:text-style-name="P8" draw:layer="layout" svg:width="2.783cm" svg:height="0.564cm" svg:x="3.812cm" svg:y="2.665cm">
          <draw:text-box>
            <text:p text:style-name="P1"><text:span text:style-name="T6">float: none; </text:span></text:p>
          </draw:text-box>
        </draw:frame>
        <draw:frame draw:style-name="gr10" draw:text-style-name="P8" draw:layer="layout" svg:width="0.546cm" svg:height="0.564cm" svg:x="3.433cm" svg:y="3.352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609cm" svg:y="3.35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813cm" svg:height="0.564cm" svg:x="3.433cm" svg:y="4.032cm">
          <draw:text-box>
            <text:p text:style-name="P1"><text:span text:style-name="T6">.cancelbtn { </text:span></text:p>
          </draw:text-box>
        </draw:frame>
        <draw:frame draw:style-name="gr7" draw:text-style-name="P8" draw:layer="layout" svg:width="3.13cm" svg:height="0.564cm" svg:x="3.812cm" svg:y="4.72cm">
          <draw:text-box>
            <text:p text:style-name="P1"><text:span text:style-name="T6">width: 100%; </text:span></text:p>
          </draw:text-box>
        </draw:frame>
        <draw:frame draw:style-name="gr10" draw:text-style-name="P8" draw:layer="layout" svg:width="0.546cm" svg:height="0.564cm" svg:x="3.433cm" svg:y="5.417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609cm" svg:y="5.417cm">
          <draw:text-box>
            <text:p text:style-name="P1"><text:span text:style-name="T6"><text:s/></text:span></text:p>
          </draw:text-box>
        </draw:frame>
        <draw:frame draw:style-name="gr10" draw:text-style-name="P8" draw:layer="layout" svg:width="0.546cm" svg:height="0.564cm" svg:x="3.177cm" svg:y="6.096cm">
          <draw:text-box>
            <text:p text:style-name="P1"><text:span text:style-name="T10">}</text:span></text:p>
          </draw:text-box>
        </draw:frame>
        <draw:frame draw:style-name="gr7" draw:text-style-name="P8" draw:layer="layout" svg:width="0.563cm" svg:height="0.564cm" svg:x="3.353cm" svg:y="6.096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0.511cm" svg:height="0.513cm" svg:x="2.188cm" svg:y="6.78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.979cm" svg:height="0.564cm" svg:x="3.177cm" svg:y="7.482cm">
          <draw:text-box>
            <text:p text:style-name="P1"><text:span text:style-name="T6">&lt;/style&gt; </text:span></text:p>
          </draw:text-box>
        </draw:frame>
        <draw:frame draw:style-name="gr7" draw:text-style-name="P8" draw:layer="layout" svg:width="2.047cm" svg:height="0.564cm" svg:x="3.177cm" svg:y="8.17cm">
          <draw:text-box>
            <text:p text:style-name="P1"><text:span text:style-name="T6">&lt;/head&gt; </text:span></text:p>
          </draw:text-box>
        </draw:frame>
        <draw:frame draw:style-name="gr9" draw:text-style-name="P10" draw:layer="layout" svg:width="0.546cm" svg:height="0.547cm" svg:x="2.188cm" svg:y="8.87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9.222cm" svg:height="0.564cm" svg:x="3.177cm" svg:y="9.546cm">
          <draw:text-box>
            <text:p text:style-name="P1"><text:span text:style-name="T6">&lt;body style="font-family:Montserrat;"&gt; </text:span></text:p>
          </draw:text-box>
        </draw:frame>
        <draw:frame draw:style-name="gr7" draw:text-style-name="P8" draw:layer="layout" svg:width="0.563cm" svg:height="0.564cm" svg:x="2.188cm" svg:y="10.23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4.921cm" svg:height="0.564cm" svg:x="3.177cm" svg:y="10.94cm">
          <draw:text-box>
            <text:p text:style-name="P1"><text:span text:style-name="T6">&lt;div class="header"&gt; </text:span></text:p>
          </draw:text-box>
        </draw:frame>
        <draw:frame draw:style-name="gr7" draw:text-style-name="P8" draw:layer="layout" svg:width="11.813cm" svg:height="0.564cm" svg:x="3.3cm" svg:y="11.619cm">
          <draw:text-box>
            <text:p text:style-name="P1"><text:span text:style-name="T6">&lt;div style="width:50%;float:left;font-size:2vw;text- </text:span></text:p>
          </draw:text-box>
        </draw:frame>
        <draw:frame draw:style-name="gr7" draw:text-style-name="P8" draw:layer="layout" svg:width="13.252cm" svg:height="0.564cm" svg:x="3.177cm" svg:y="12.307cm">
          <draw:text-box>
            <text:p text:style-name="P1"><text:span text:style-name="T6">align:left;color:white; padding-top:1%"&gt;Virtual Eye&lt;/div&gt; </text:span></text:p>
          </draw:text-box>
        </draw:frame>
        <draw:frame draw:style-name="gr7" draw:text-style-name="P8" draw:layer="layout" svg:width="6.289cm" svg:height="0.564cm" svg:x="3.433cm" svg:y="12.995cm">
          <draw:text-box>
            <text:p text:style-name="P1"><text:span text:style-name="T6">&lt;div class="topnav-right" &gt; </text:span></text:p>
          </draw:text-box>
        </draw:frame>
        <draw:frame draw:style-name="gr9" draw:text-style-name="P10" draw:layer="layout" svg:width="0.546cm" svg:height="0.547cm" svg:x="2.188cm" svg:y="13.69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9.616cm" svg:height="0.564cm" svg:x="3.688cm" svg:y="14.371cm">
          <draw:text-box>
            <text:p text:style-name="P1"><text:span text:style-name="T6">&lt;a <text:s/>href="{{ url_for('home')}}"&gt;Home&lt;/a&gt; </text:span></text:p>
          </draw:text-box>
        </draw:frame>
        <draw:frame draw:style-name="gr7" draw:text-style-name="P8" draw:layer="layout" svg:width="9.142cm" svg:height="0.564cm" svg:x="3.688cm" svg:y="15.06cm">
          <draw:text-box>
            <text:p text:style-name="P1"><text:span text:style-name="T6">&lt;a href="{{ url_for('login')}}"&gt;Login&lt;/a&gt; </text:span></text:p>
          </draw:text-box>
        </draw:frame>
        <draw:frame draw:style-name="gr7" draw:text-style-name="P8" draw:layer="layout" svg:width="13.832cm" svg:height="0.564cm" svg:x="3.688cm" svg:y="15.748cm">
          <draw:text-box>
            <text:p text:style-name="P1"><text:span text:style-name="T6">&lt;a class="active" <text:s/>href="{{ url_for('register')}}"&gt;Register&lt;/a&gt; </text:span></text:p>
          </draw:text-box>
        </draw:frame>
        <draw:frame draw:style-name="gr7" draw:text-style-name="P8" draw:layer="layout" svg:width="0.563cm" svg:height="0.564cm" svg:x="2.188cm" svg:y="16.44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85cm" svg:height="0.564cm" svg:x="3.433cm" svg:y="17.141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1.585cm" svg:height="0.564cm" svg:x="3.177cm" svg:y="17.83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6.83cm" svg:height="0.564cm" svg:x="3.177cm" svg:y="18.509cm">
          <draw:text-box>
            <text:p text:style-name="P1"><text:span text:style-name="T6">&lt;div id="login" class="login"&gt; </text:span></text:p>
          </draw:text-box>
        </draw:frame>
        <draw:frame draw:style-name="gr7" draw:text-style-name="P8" draw:layer="layout" svg:width="0.563cm" svg:height="0.564cm" svg:x="2.188cm" svg:y="19.197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9.89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2.431cm" svg:height="0.564cm" svg:x="4.447cm" svg:y="20.574cm">
          <draw:text-box>
            <text:p text:style-name="P1"><text:span text:style-name="T6">&lt;form action="{{url_for('afterreg')}}" method="post"&gt; </text:span></text:p>
          </draw:text-box>
        </draw:frame>
        <draw:frame draw:style-name="gr7" draw:text-style-name="P8" draw:layer="layout" svg:width="6.344cm" svg:height="0.564cm" svg:x="5.718cm" svg:y="21.262cm">
          <draw:text-box>
            <text:p text:style-name="P1"><text:span text:style-name="T6">&lt;div class="imgcontainer"&gt; </text:span></text:p>
          </draw:text-box>
        </draw:frame>
        <draw:frame draw:style-name="gr7" draw:text-style-name="P8" draw:layer="layout" svg:width="3.185cm" svg:height="0.564cm" svg:x="6.988cm" svg:y="21.959cm">
          <draw:text-box>
            <text:p text:style-name="P1"><text:span text:style-name="T6">&lt;img style="" </text:span></text:p>
          </draw:text-box>
        </draw:frame>
        <draw:frame draw:style-name="gr7" draw:text-style-name="P8" draw:layer="layout" svg:width="8.892cm" svg:height="0.564cm" svg:x="3.177cm" svg:y="22.647cm">
          <draw:text-box>
            <text:p text:style-name="P1"><text:span text:style-name="T6">src="https://cdn.digitalhealth.net/wp- </text:span></text:p>
          </draw:text-box>
        </draw:frame>
        <draw:frame draw:style-name="gr7" draw:text-style-name="P8" draw:layer="layout" svg:width="12.939cm" svg:height="0.564cm" svg:x="3.177cm" svg:y="23.336cm">
          <draw:text-box>
            <text:p text:style-name="P1"><text:span text:style-name="T6">content/uploads/2017/03/eye_image_generic_555.jpg" </text:span></text:p>
          </draw:text-box>
        </draw:frame>
        <draw:frame draw:style-name="gr7" draw:text-style-name="P8" draw:layer="layout" svg:width="6.623cm" svg:height="0.564cm" svg:x="3.177cm" svg:y="24.023cm">
          <draw:text-box>
            <text:p text:style-name="P1"><text:span text:style-name="T6">alt="Avatar" class="avatar"&gt; </text:span></text:p>
          </draw:text-box>
        </draw:frame>
        <draw:frame draw:style-name="gr7" draw:text-style-name="P8" draw:layer="layout" svg:width="1.585cm" svg:height="0.564cm" svg:x="5.718cm" svg:y="24.711cm">
          <draw:text-box>
            <text:p text:style-name="P1"><text:span text:style-name="T6">&lt;/div&gt; </text:span></text:p>
          </draw:text-box>
        </draw:frame>
      </draw:page>
      <draw:page draw:name="page13" draw:style-name="dp1" draw:master-page-name="master-page71">
        <draw:frame draw:style-name="gr13" draw:text-style-name="P13" draw:layer="layout" svg:width="0.422cm" svg:height="0.425cm" svg:x="2.188cm" svg:y="2.735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5.497cm" svg:height="0.564cm" svg:x="5.718cm" svg:y="3.344cm">
          <draw:text-box>
            <text:p text:style-name="P1"><text:span text:style-name="T6">&lt;div class="container"&gt; </text:span></text:p>
          </draw:text-box>
        </draw:frame>
        <draw:frame draw:style-name="gr7" draw:text-style-name="P8" draw:layer="layout" svg:width="10.691cm" svg:height="0.564cm" svg:x="6.988cm" svg:y="4.032cm">
          <draw:text-box>
            <text:p text:style-name="P1"><text:span text:style-name="T6">&lt;input type="text" placeholder="Enter Name" </text:span></text:p>
          </draw:text-box>
        </draw:frame>
        <draw:frame draw:style-name="gr7" draw:text-style-name="P8" draw:layer="layout" svg:width="6.873cm" svg:height="0.564cm" svg:x="3.177cm" svg:y="4.72cm">
          <draw:text-box>
            <text:p text:style-name="P1"><text:span text:style-name="T6">name="name" required&gt;&lt;br&gt; </text:span></text:p>
          </draw:text-box>
        </draw:frame>
        <draw:frame draw:style-name="gr7" draw:text-style-name="P8" draw:layer="layout" svg:width="10.717cm" svg:height="0.564cm" svg:x="6.988cm" svg:y="5.408cm">
          <draw:text-box>
            <text:p text:style-name="P1"><text:span text:style-name="T6">&lt;input type="email" placeholder="Enter Email </text:span></text:p>
          </draw:text-box>
        </draw:frame>
        <draw:frame draw:style-name="gr7" draw:text-style-name="P8" draw:layer="layout" svg:width="7.127cm" svg:height="0.564cm" svg:x="3.177cm" svg:y="6.096cm">
          <draw:text-box>
            <text:p text:style-name="P1"><text:span text:style-name="T6">ID" name="_id" required&gt;&lt;br&gt; </text:span></text:p>
          </draw:text-box>
        </draw:frame>
        <draw:frame draw:style-name="gr7" draw:text-style-name="P8" draw:layer="layout" svg:width="10.268cm" svg:height="0.564cm" svg:x="6.988cm" svg:y="6.794cm">
          <draw:text-box>
            <text:p text:style-name="P1"><text:span text:style-name="T6">&lt;input type="password" placeholder="Enter </text:span></text:p>
          </draw:text-box>
        </draw:frame>
        <draw:frame draw:style-name="gr7" draw:text-style-name="P8" draw:layer="layout" svg:width="7.99cm" svg:height="0.564cm" svg:x="3.177cm" svg:y="7.482cm">
          <draw:text-box>
            <text:p text:style-name="P1"><text:span text:style-name="T6">Password" name="psw" required&gt; </text:span></text:p>
          </draw:text-box>
        </draw:frame>
        <draw:frame draw:style-name="gr12" draw:text-style-name="P12" draw:layer="layout" svg:width="0.511cm" svg:height="0.513cm" svg:x="2.188cm" svg:y="8.156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0.599cm" svg:height="0.606cm" svg:x="2.188cm" svg:y="8.82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907cm" svg:height="0.564cm" svg:x="3.688cm" svg:y="9.546cm">
          <draw:text-box>
            <text:p text:style-name="P1"><text:span text:style-name="T6">{{pred}} </text:span></text:p>
          </draw:text-box>
        </draw:frame>
        <draw:frame draw:style-name="gr7" draw:text-style-name="P8" draw:layer="layout" svg:width="10.92cm" svg:height="0.564cm" svg:x="6.988cm" svg:y="8.858cm">
          <draw:text-box>
            <text:p text:style-name="P1"><text:span text:style-name="T6">&lt;button type="submit"&gt;Register&lt;/button&gt;&lt;br&gt; </text:span></text:p>
          </draw:text-box>
        </draw:frame>
        <draw:frame draw:style-name="gr7" draw:text-style-name="P8" draw:layer="layout" svg:width="0.563cm" svg:height="0.564cm" svg:x="5.533cm" svg:y="9.54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85cm" svg:height="0.564cm" svg:x="5.718cm" svg:y="10.234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9.802cm" svg:height="0.564cm" svg:x="5.718cm" svg:y="10.922cm">
          <draw:text-box>
            <text:p text:style-name="P1"><text:span text:style-name="T6">&lt;div class="container" style="background- </text:span></text:p>
          </draw:text-box>
        </draw:frame>
        <draw:frame draw:style-name="gr7" draw:text-style-name="P8" draw:layer="layout" svg:width="3.592cm" svg:height="0.564cm" svg:x="3.177cm" svg:y="11.628cm">
          <draw:text-box>
            <text:p text:style-name="P1"><text:span text:style-name="T6">color:#f1f1f1"&gt; </text:span></text:p>
          </draw:text-box>
        </draw:frame>
        <draw:frame draw:style-name="gr7" draw:text-style-name="P8" draw:layer="layout" svg:width="14.082cm" svg:height="0.564cm" svg:x="3.688cm" svg:y="12.307cm">
          <draw:text-box>
            <text:p text:style-name="P1"><text:span text:style-name="T6">&lt;div class="psw"&gt;Already have an account?&amp;nbsp; &amp;nbsp;&lt;a </text:span></text:p>
          </draw:text-box>
        </draw:frame>
        <draw:frame draw:style-name="gr7" draw:text-style-name="P8" draw:layer="layout" svg:width="9.768cm" svg:height="0.564cm" svg:x="3.177cm" svg:y="12.995cm">
          <draw:text-box>
            <text:p text:style-name="P1"><text:span text:style-name="T6">href="{{ url_for('login') }}"&gt;Login&lt;/a&gt;&lt;/div </text:span></text:p>
          </draw:text-box>
        </draw:frame>
        <draw:frame draw:style-name="gr7" draw:text-style-name="P8" draw:layer="layout" svg:width="0.563cm" svg:height="0.564cm" svg:x="13.34cm" svg:y="12.995cm">
          <draw:text-box>
            <text:p text:style-name="P1"><text:span text:style-name="T6">&gt; </text:span></text:p>
          </draw:text-box>
        </draw:frame>
        <draw:frame draw:style-name="gr7" draw:text-style-name="P8" draw:layer="layout" svg:width="1.585cm" svg:height="0.564cm" svg:x="3.433cm" svg:y="13.692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2.017cm" svg:height="0.564cm" svg:x="4.447cm" svg:y="14.38cm">
          <draw:text-box>
            <text:p text:style-name="P1"><text:span text:style-name="T6">&lt;/form&gt; </text:span></text:p>
          </draw:text-box>
        </draw:frame>
        <draw:frame draw:style-name="gr7" draw:text-style-name="P8" draw:layer="layout" svg:width="0.563cm" svg:height="0.564cm" svg:x="2.188cm" svg:y="15.0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.585cm" svg:height="0.564cm" svg:x="3.177cm" svg:y="15.748cm">
          <draw:text-box>
            <text:p text:style-name="P1"><text:span text:style-name="T6">&lt;/div&gt; </text:span></text:p>
          </draw:text-box>
        </draw:frame>
        <draw:frame draw:style-name="gr7" draw:text-style-name="P8" draw:layer="layout" svg:width="0.563cm" svg:height="0.564cm" svg:x="2.188cm" svg:y="16.445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546cm" svg:height="0.547cm" svg:x="2.188cm" svg:y="17.14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047cm" svg:height="0.564cm" svg:x="3.177cm" svg:y="17.821cm">
          <draw:text-box>
            <text:p text:style-name="P1"><text:span text:style-name="T6">&lt;/body&gt; </text:span></text:p>
          </draw:text-box>
        </draw:frame>
        <draw:frame draw:style-name="gr7" draw:text-style-name="P8" draw:layer="layout" svg:width="1.971cm" svg:height="0.564cm" svg:x="3.177cm" svg:y="18.509cm">
          <draw:text-box>
            <text:p text:style-name="P1"><text:span text:style-name="T6">&lt;/html&gt;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2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  <style:master-page style:name="master-page61" style:page-layout-name="PM0" draw:style-name="Mdp1"/>
    <style:master-page style:name="master-page64" style:page-layout-name="PM0" draw:style-name="Mdp1"/>
    <style:master-page style:name="master-page7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21:40.629000000</dc:date>
    <meta:editing-duration>PT1M5S</meta:editing-duration>
    <meta:editing-cycles>1</meta:editing-cycles>
    <meta:document-statistic meta:object-count="539"/>
    <meta:generator>LibreOffice/7.4.2.3$Windows_X86_64 LibreOffice_project/382eef1f22670f7f4118c8c2dd222ec7ad009daf</meta:generator>
  </office:meta>
</office:document-meta>
</file>